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6ca43" officeooo:paragraph-rsid="0018bbb9"/>
    </style:style>
    <style:style style:name="P2" style:family="paragraph" style:parent-style-name="Text_20_body">
      <style:text-properties officeooo:rsid="001cc5bb" officeooo:paragraph-rsid="001c3db5"/>
    </style:style>
    <style:style style:name="P3" style:family="paragraph" style:parent-style-name="Text_20_body">
      <style:text-properties officeooo:rsid="001cc5bb" officeooo:paragraph-rsid="001eb682"/>
    </style:style>
    <style:style style:name="P4" style:family="paragraph" style:parent-style-name="Text_20_body">
      <style:text-properties officeooo:rsid="0020fc8d" officeooo:paragraph-rsid="0020fc8d"/>
    </style:style>
    <style:style style:name="P5" style:family="paragraph" style:parent-style-name="Text_20_body">
      <style:text-properties officeooo:rsid="0021fbf5" officeooo:paragraph-rsid="0021fbf5"/>
    </style:style>
    <style:style style:name="P6" style:family="paragraph" style:parent-style-name="Text_20_body">
      <style:text-properties officeooo:rsid="0021fbf5" officeooo:paragraph-rsid="00247d9d"/>
    </style:style>
    <style:style style:name="P7" style:family="paragraph" style:parent-style-name="Text_20_body">
      <style:text-properties officeooo:rsid="0021fbf5" officeooo:paragraph-rsid="002b9fa5"/>
    </style:style>
    <style:style style:name="P8" style:family="paragraph" style:parent-style-name="Text_20_body">
      <style:text-properties officeooo:rsid="0021fbf5" officeooo:paragraph-rsid="00353d9a"/>
    </style:style>
    <style:style style:name="P9" style:family="paragraph" style:parent-style-name="Text_20_body">
      <style:text-properties officeooo:paragraph-rsid="001229dc"/>
    </style:style>
    <style:style style:name="P10" style:family="paragraph" style:parent-style-name="Text_20_body">
      <style:text-properties officeooo:paragraph-rsid="002a7c69"/>
    </style:style>
    <style:style style:name="P11" style:family="paragraph" style:parent-style-name="Text_20_body">
      <style:text-properties officeooo:rsid="00216c49" officeooo:paragraph-rsid="002d49a6"/>
    </style:style>
    <style:style style:name="P12" style:family="paragraph" style:parent-style-name="Text_20_body">
      <style:text-properties officeooo:rsid="00216c49" officeooo:paragraph-rsid="002db1c0"/>
    </style:style>
    <style:style style:name="P13" style:family="paragraph" style:parent-style-name="Text_20_body">
      <style:text-properties officeooo:rsid="00216c49" officeooo:paragraph-rsid="00306095"/>
    </style:style>
    <style:style style:name="P14" style:family="paragraph" style:parent-style-name="Text_20_body">
      <style:text-properties officeooo:paragraph-rsid="002d49a6"/>
    </style:style>
    <style:style style:name="P15" style:family="paragraph" style:parent-style-name="Text_20_body">
      <style:text-properties officeooo:paragraph-rsid="003a601b"/>
    </style:style>
    <style:style style:name="P16" style:family="paragraph" style:parent-style-name="Text_20_body">
      <style:text-properties officeooo:paragraph-rsid="004fc001"/>
    </style:style>
    <style:style style:name="P17" style:family="paragraph" style:parent-style-name="Heading">
      <style:text-properties officeooo:rsid="0014cc0b" officeooo:paragraph-rsid="0018bbb9"/>
    </style:style>
    <style:style style:name="P18" style:family="paragraph" style:parent-style-name="Heading">
      <style:text-properties officeooo:rsid="0014cc0b" officeooo:paragraph-rsid="001cc5bb"/>
    </style:style>
    <style:style style:name="P19" style:family="paragraph" style:parent-style-name="Heading">
      <style:text-properties officeooo:rsid="0014cc0b" officeooo:paragraph-rsid="001eb682"/>
    </style:style>
    <style:style style:name="P20" style:family="paragraph" style:parent-style-name="Heading">
      <style:text-properties officeooo:rsid="0014cc0b" officeooo:paragraph-rsid="0020fc8d"/>
    </style:style>
    <style:style style:name="P21" style:family="paragraph" style:parent-style-name="Heading">
      <style:text-properties officeooo:rsid="0014cc0b" officeooo:paragraph-rsid="0021fbf5"/>
    </style:style>
    <style:style style:name="P22" style:family="paragraph" style:parent-style-name="Heading">
      <style:text-properties officeooo:rsid="0014cc0b" officeooo:paragraph-rsid="00247d9d"/>
    </style:style>
    <style:style style:name="P23" style:family="paragraph" style:parent-style-name="Heading">
      <style:text-properties officeooo:rsid="0014cc0b" officeooo:paragraph-rsid="002b9fa5"/>
    </style:style>
    <style:style style:name="P24" style:family="paragraph" style:parent-style-name="Heading">
      <style:text-properties officeooo:rsid="0014cc0b" officeooo:paragraph-rsid="002d49a6"/>
    </style:style>
    <style:style style:name="P25" style:family="paragraph" style:parent-style-name="Heading">
      <style:text-properties officeooo:rsid="0014cc0b" officeooo:paragraph-rsid="002db1c0"/>
    </style:style>
    <style:style style:name="P26" style:family="paragraph" style:parent-style-name="Heading">
      <style:text-properties officeooo:rsid="0014cc0b" officeooo:paragraph-rsid="00306095"/>
    </style:style>
    <style:style style:name="P27" style:family="paragraph" style:parent-style-name="Heading">
      <style:text-properties officeooo:rsid="0014cc0b" officeooo:paragraph-rsid="003222e0"/>
    </style:style>
    <style:style style:name="P28" style:family="paragraph" style:parent-style-name="Heading">
      <style:text-properties officeooo:rsid="0014cc0b" officeooo:paragraph-rsid="0034c58a"/>
    </style:style>
    <style:style style:name="P29" style:family="paragraph" style:parent-style-name="Heading">
      <style:text-properties officeooo:rsid="0014cc0b" officeooo:paragraph-rsid="00353d9a"/>
    </style:style>
    <style:style style:name="P30" style:family="paragraph" style:parent-style-name="Heading">
      <style:text-properties officeooo:rsid="0014cc0b" officeooo:paragraph-rsid="00368e5d"/>
    </style:style>
    <style:style style:name="P31" style:family="paragraph" style:parent-style-name="Heading">
      <style:text-properties officeooo:rsid="0014cc0b" officeooo:paragraph-rsid="0037e79c"/>
    </style:style>
    <style:style style:name="P32" style:family="paragraph" style:parent-style-name="Heading">
      <style:text-properties officeooo:rsid="0014cc0b" officeooo:paragraph-rsid="003a601b"/>
    </style:style>
    <style:style style:name="P33" style:family="paragraph" style:parent-style-name="Heading">
      <style:text-properties officeooo:rsid="0014cc0b" officeooo:paragraph-rsid="004fc001"/>
    </style:style>
    <style:style style:name="P34" style:family="paragraph" style:parent-style-name="Heading">
      <style:text-properties officeooo:rsid="0014cc0b" officeooo:paragraph-rsid="00521499"/>
    </style:style>
    <style:style style:name="P35" style:family="paragraph" style:parent-style-name="Heading">
      <style:text-properties officeooo:rsid="0014cc0b" officeooo:paragraph-rsid="00553b45"/>
    </style:style>
    <style:style style:name="P36" style:family="paragraph" style:parent-style-name="Heading">
      <style:text-properties officeooo:rsid="0014cc0b" officeooo:paragraph-rsid="0057c2ff"/>
    </style:style>
    <style:style style:name="P37" style:family="paragraph" style:parent-style-name="Heading">
      <style:text-properties officeooo:rsid="0014cc0b" officeooo:paragraph-rsid="0059c17e"/>
    </style:style>
    <style:style style:name="P38" style:family="paragraph" style:parent-style-name="Heading">
      <style:text-properties officeooo:rsid="0014cc0b" officeooo:paragraph-rsid="005af45f"/>
    </style:style>
    <style:style style:name="P39" style:family="paragraph" style:parent-style-name="Heading">
      <style:text-properties officeooo:paragraph-rsid="0018bbb9"/>
    </style:style>
    <style:style style:name="P4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1eb682" officeooo:paragraph-rsid="001eb682"/>
    </style:style>
    <style:style style:name="P4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01ec"/>
    </style:style>
    <style:style style:name="P4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fbf5"/>
    </style:style>
    <style:style style:name="P4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47d9d"/>
    </style:style>
    <style:style style:name="P4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4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b9fa5"/>
    </style:style>
    <style:style style:name="P4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222e0"/>
    </style:style>
    <style:style style:name="P4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4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4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5af45f"/>
    </style:style>
    <style:style style:name="P5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16c49"/>
    </style:style>
    <style:style style:name="P5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5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5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5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5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5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222e0"/>
    </style:style>
    <style:style style:name="P5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4c58a"/>
    </style:style>
    <style:style style:name="P5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paragraph-rsid="0018bbb9"/>
    </style:style>
    <style:style style:name="P5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53d9a"/>
    </style:style>
    <style:style style:name="P6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a601b"/>
    </style:style>
    <style:style style:name="P6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5af45f"/>
    </style:style>
    <style:style style:name="P6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7e79c" officeooo:paragraph-rsid="0037e79c"/>
    </style:style>
    <style:style style:name="P6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ef058" officeooo:paragraph-rsid="003ef058"/>
    </style:style>
    <style:style style:name="P6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0a42d" officeooo:paragraph-rsid="0040a42d"/>
    </style:style>
    <style:style style:name="P6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19218" officeooo:paragraph-rsid="00419218"/>
    </style:style>
    <style:style style:name="P6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31d78" officeooo:paragraph-rsid="00431d78"/>
    </style:style>
    <style:style style:name="P6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72ba3" officeooo:paragraph-rsid="00472ba3"/>
    </style:style>
    <style:style style:name="P6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8e550" officeooo:paragraph-rsid="0048e550"/>
    </style:style>
    <style:style style:name="P6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9b967" officeooo:paragraph-rsid="0049b967"/>
    </style:style>
    <style:style style:name="P7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a8c22" officeooo:paragraph-rsid="004a8c22"/>
    </style:style>
    <style:style style:name="P7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de33b" officeooo:paragraph-rsid="004de33b"/>
    </style:style>
    <style:style style:name="P7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4fc4c5"/>
    </style:style>
    <style:style style:name="P7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7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53b45"/>
    </style:style>
    <style:style style:name="P7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7c2ff"/>
    </style:style>
    <style:style style:name="P7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9c17e"/>
    </style:style>
    <style:style style:name="P7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af45f"/>
    </style:style>
    <style:style style:name="P7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b9fef"/>
    </style:style>
    <style:style style:name="P7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180d4" officeooo:paragraph-rsid="005180d4"/>
    </style:style>
    <style:style style:name="P8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7c2ff" officeooo:paragraph-rsid="0057c2ff"/>
    </style:style>
    <style:style style:name="P8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8bbb9"/>
    </style:style>
    <style:style style:name="P8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1eb682"/>
    </style:style>
    <style:style style:name="P8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01ec"/>
    </style:style>
    <style:style style:name="P8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fbf5"/>
    </style:style>
    <style:style style:name="P8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2aabd"/>
    </style:style>
    <style:style style:name="P8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47d9d"/>
    </style:style>
    <style:style style:name="P8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b9fa5"/>
    </style:style>
    <style:style style:name="P8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222e0"/>
    </style:style>
    <style:style style:name="P8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53d9a"/>
    </style:style>
    <style:style style:name="P9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68e5d"/>
    </style:style>
    <style:style style:name="P9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a601b"/>
    </style:style>
    <style:style style:name="P9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5af45f"/>
    </style:style>
    <style:style style:name="P9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16c49"/>
    </style:style>
    <style:style style:name="P9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b9fa5"/>
    </style:style>
    <style:style style:name="P9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49a6"/>
    </style:style>
    <style:style style:name="P9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b1c0"/>
    </style:style>
    <style:style style:name="P9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06095"/>
    </style:style>
    <style:style style:name="P9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9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0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0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10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a601b"/>
    </style:style>
    <style:style style:name="P10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5af45f"/>
    </style:style>
    <style:style style:name="P10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2aabd"/>
    </style:style>
    <style:style style:name="P10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47d9d"/>
    </style:style>
    <style:style style:name="P10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b9fa5"/>
    </style:style>
    <style:style style:name="P10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3a601b"/>
    </style:style>
    <style:style style:name="P10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47a0c" officeooo:paragraph-rsid="00347a0c"/>
    </style:style>
    <style:style style:name="P10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53d9a"/>
    </style:style>
    <style:style style:name="P11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a601b"/>
    </style:style>
    <style:style style:name="P11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5af45f"/>
    </style:style>
    <style:style style:name="P11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7e79c" officeooo:paragraph-rsid="0037e79c"/>
    </style:style>
    <style:style style:name="P11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ef058" officeooo:paragraph-rsid="003ef058"/>
    </style:style>
    <style:style style:name="P11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0a42d" officeooo:paragraph-rsid="0040a42d"/>
    </style:style>
    <style:style style:name="P11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19218" officeooo:paragraph-rsid="00419218"/>
    </style:style>
    <style:style style:name="P11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31d78" officeooo:paragraph-rsid="00431d78"/>
    </style:style>
    <style:style style:name="P11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72ba3" officeooo:paragraph-rsid="00472ba3"/>
    </style:style>
    <style:style style:name="P11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8e550" officeooo:paragraph-rsid="0048e550"/>
    </style:style>
    <style:style style:name="P11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9b967" officeooo:paragraph-rsid="0049b967"/>
    </style:style>
    <style:style style:name="P12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a8c22" officeooo:paragraph-rsid="004a8c22"/>
    </style:style>
    <style:style style:name="P12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de33b" officeooo:paragraph-rsid="004de33b"/>
    </style:style>
    <style:style style:name="P12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4fc4c5"/>
    </style:style>
    <style:style style:name="P1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21499"/>
    </style:style>
    <style:style style:name="P1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53b45"/>
    </style:style>
    <style:style style:name="P12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7c2ff"/>
    </style:style>
    <style:style style:name="P12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9c17e"/>
    </style:style>
    <style:style style:name="P12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af45f"/>
    </style:style>
    <style:style style:name="P1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b9fef"/>
    </style:style>
    <style:style style:name="P12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5180d4" officeooo:paragraph-rsid="005180d4"/>
    </style:style>
    <style:style style:name="P13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57c2ff" officeooo:paragraph-rsid="0057c2ff"/>
    </style:style>
    <style:style style:name="P1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2" style:family="paragraph" style:parent-style-name="Text_20_body" style:list-style-name="L2">
      <style:text-properties officeooo:rsid="0014cc0b" officeooo:paragraph-rsid="0018bbb9"/>
    </style:style>
    <style:style style:name="P133" style:family="paragraph" style:parent-style-name="Text_20_body" style:list-style-name="L2">
      <style:text-properties officeooo:rsid="0014cc0b" officeooo:paragraph-rsid="001cc5bb"/>
    </style:style>
    <style:style style:name="P134" style:family="paragraph" style:parent-style-name="Text_20_body" style:list-style-name="L2">
      <style:text-properties officeooo:rsid="0014cc0b" officeooo:paragraph-rsid="001eb682"/>
    </style:style>
    <style:style style:name="P135" style:family="paragraph" style:parent-style-name="Text_20_body" style:list-style-name="L2">
      <style:text-properties officeooo:rsid="0014cc0b" officeooo:paragraph-rsid="0020fc8d"/>
    </style:style>
    <style:style style:name="P136" style:family="paragraph" style:parent-style-name="Text_20_body" style:list-style-name="L2">
      <style:text-properties officeooo:rsid="0014cc0b" officeooo:paragraph-rsid="0021fbf5"/>
    </style:style>
    <style:style style:name="P137" style:family="paragraph" style:parent-style-name="Text_20_body" style:list-style-name="L2">
      <style:text-properties officeooo:rsid="0014cc0b" officeooo:paragraph-rsid="00247d9d"/>
    </style:style>
    <style:style style:name="P138" style:family="paragraph" style:parent-style-name="Text_20_body" style:list-style-name="L2">
      <style:text-properties officeooo:rsid="0014cc0b" officeooo:paragraph-rsid="002b9fa5"/>
    </style:style>
    <style:style style:name="P139" style:family="paragraph" style:parent-style-name="Text_20_body" style:list-style-name="L2">
      <style:text-properties officeooo:rsid="0014cc0b" officeooo:paragraph-rsid="002d49a6"/>
    </style:style>
    <style:style style:name="P140" style:family="paragraph" style:parent-style-name="Text_20_body" style:list-style-name="L2">
      <style:text-properties officeooo:rsid="0014cc0b" officeooo:paragraph-rsid="002db1c0"/>
    </style:style>
    <style:style style:name="P141" style:family="paragraph" style:parent-style-name="Text_20_body" style:list-style-name="L2">
      <style:text-properties officeooo:rsid="0014cc0b" officeooo:paragraph-rsid="00306095"/>
    </style:style>
    <style:style style:name="P142" style:family="paragraph" style:parent-style-name="Text_20_body" style:list-style-name="L2">
      <style:text-properties officeooo:rsid="0014cc0b" officeooo:paragraph-rsid="003222e0"/>
    </style:style>
    <style:style style:name="P143" style:family="paragraph" style:parent-style-name="Text_20_body" style:list-style-name="L2">
      <style:text-properties officeooo:rsid="0014cc0b" officeooo:paragraph-rsid="0034c58a"/>
    </style:style>
    <style:style style:name="P144" style:family="paragraph" style:parent-style-name="Text_20_body" style:list-style-name="L2">
      <style:text-properties officeooo:rsid="0014cc0b" officeooo:paragraph-rsid="00353d9a"/>
    </style:style>
    <style:style style:name="P145" style:family="paragraph" style:parent-style-name="Text_20_body" style:list-style-name="L2">
      <style:text-properties officeooo:rsid="0014cc0b" officeooo:paragraph-rsid="00368e5d"/>
    </style:style>
    <style:style style:name="P146" style:family="paragraph" style:parent-style-name="Text_20_body" style:list-style-name="L2">
      <style:text-properties officeooo:rsid="0014cc0b" officeooo:paragraph-rsid="0037e79c"/>
    </style:style>
    <style:style style:name="P147" style:family="paragraph" style:parent-style-name="Text_20_body" style:list-style-name="L2">
      <style:text-properties officeooo:rsid="0014cc0b" officeooo:paragraph-rsid="003a601b"/>
    </style:style>
    <style:style style:name="P148" style:family="paragraph" style:parent-style-name="Text_20_body" style:list-style-name="L2">
      <style:text-properties officeooo:rsid="0014cc0b" officeooo:paragraph-rsid="004fc001"/>
    </style:style>
    <style:style style:name="P149" style:family="paragraph" style:parent-style-name="Text_20_body" style:list-style-name="L2">
      <style:text-properties officeooo:rsid="0014cc0b" officeooo:paragraph-rsid="00553b45"/>
    </style:style>
    <style:style style:name="P150" style:family="paragraph" style:parent-style-name="Text_20_body" style:list-style-name="L2">
      <style:text-properties officeooo:rsid="0014cc0b" officeooo:paragraph-rsid="00521499"/>
    </style:style>
    <style:style style:name="P151" style:family="paragraph" style:parent-style-name="Text_20_body" style:list-style-name="L2">
      <style:text-properties officeooo:rsid="0014cc0b" officeooo:paragraph-rsid="0057c2ff"/>
    </style:style>
    <style:style style:name="P152" style:family="paragraph" style:parent-style-name="Text_20_body" style:list-style-name="L2">
      <style:text-properties officeooo:rsid="0014cc0b" officeooo:paragraph-rsid="0059c17e"/>
    </style:style>
    <style:style style:name="P153" style:family="paragraph" style:parent-style-name="Text_20_body" style:list-style-name="L2">
      <style:text-properties officeooo:rsid="0014cc0b" officeooo:paragraph-rsid="005af45f"/>
    </style:style>
    <style:style style:name="P154" style:family="paragraph" style:parent-style-name="Text_20_body" style:list-style-name="L3">
      <style:text-properties officeooo:rsid="0014cc0b" officeooo:paragraph-rsid="0018bbb9"/>
    </style:style>
    <style:style style:name="P155" style:family="paragraph" style:parent-style-name="Text_20_body" style:list-style-name="L3">
      <style:text-properties officeooo:rsid="0014cc0b" officeooo:paragraph-rsid="001cc5bb"/>
    </style:style>
    <style:style style:name="P156" style:family="paragraph" style:parent-style-name="Text_20_body" style:list-style-name="L4">
      <style:text-properties officeooo:rsid="0014cc0b" officeooo:paragraph-rsid="001eb682"/>
    </style:style>
    <style:style style:name="P157" style:family="paragraph" style:parent-style-name="Text_20_body" style:list-style-name="L5">
      <style:text-properties officeooo:rsid="0014cc0b" officeooo:paragraph-rsid="002101ec"/>
    </style:style>
    <style:style style:name="P158" style:family="paragraph" style:parent-style-name="Text_20_body" style:list-style-name="L5">
      <style:text-properties officeooo:rsid="0014cc0b" officeooo:paragraph-rsid="0020fc8d"/>
    </style:style>
    <style:style style:name="P159" style:family="paragraph" style:parent-style-name="Text_20_body" style:list-style-name="L5">
      <style:text-properties officeooo:rsid="0014cc0b" officeooo:paragraph-rsid="002b9fa5"/>
    </style:style>
    <style:style style:name="P160" style:family="paragraph" style:parent-style-name="Text_20_body" style:list-style-name="L6">
      <style:text-properties officeooo:rsid="0014cc0b" officeooo:paragraph-rsid="0021fbf5"/>
    </style:style>
    <style:style style:name="P161" style:family="paragraph" style:parent-style-name="Text_20_body" style:list-style-name="L8">
      <style:text-properties officeooo:rsid="0014cc0b" officeooo:paragraph-rsid="00247d9d"/>
    </style:style>
    <style:style style:name="P162" style:family="paragraph" style:parent-style-name="Text_20_body" style:list-style-name="">
      <style:text-properties officeooo:rsid="0014cc0b" officeooo:paragraph-rsid="00279ca4"/>
    </style:style>
    <style:style style:name="P163" style:family="paragraph" style:parent-style-name="Text_20_body" style:list-style-name="L10">
      <style:text-properties officeooo:rsid="0014cc0b" officeooo:paragraph-rsid="002b9fa5"/>
    </style:style>
    <style:style style:name="P164" style:family="paragraph" style:parent-style-name="Text_20_body" style:list-style-name="L11">
      <style:text-properties officeooo:rsid="0014cc0b" officeooo:paragraph-rsid="002b9fa5"/>
    </style:style>
    <style:style style:name="P165" style:family="paragraph" style:parent-style-name="Text_20_body" style:list-style-name="L12">
      <style:text-properties officeooo:rsid="0014cc0b" officeooo:paragraph-rsid="002d49a6"/>
    </style:style>
    <style:style style:name="P166" style:family="paragraph" style:parent-style-name="Text_20_body" style:list-style-name="L13">
      <style:text-properties officeooo:rsid="0014cc0b" officeooo:paragraph-rsid="002d49a6"/>
    </style:style>
    <style:style style:name="P167" style:family="paragraph" style:parent-style-name="Text_20_body" style:list-style-name="L14">
      <style:text-properties officeooo:rsid="0014cc0b" officeooo:paragraph-rsid="002db1c0"/>
    </style:style>
    <style:style style:name="P168" style:family="paragraph" style:parent-style-name="Text_20_body" style:list-style-name="L15">
      <style:text-properties officeooo:rsid="0014cc0b" officeooo:paragraph-rsid="002db1c0"/>
    </style:style>
    <style:style style:name="P169" style:family="paragraph" style:parent-style-name="Text_20_body" style:list-style-name="L16">
      <style:text-properties officeooo:rsid="0014cc0b" officeooo:paragraph-rsid="00306095"/>
    </style:style>
    <style:style style:name="P170" style:family="paragraph" style:parent-style-name="Text_20_body" style:list-style-name="L17">
      <style:text-properties officeooo:rsid="0014cc0b" officeooo:paragraph-rsid="00306095"/>
    </style:style>
    <style:style style:name="P171" style:family="paragraph" style:parent-style-name="Text_20_body" style:list-style-name="L18">
      <style:text-properties officeooo:rsid="0014cc0b" officeooo:paragraph-rsid="003222e0"/>
    </style:style>
    <style:style style:name="P172" style:family="paragraph" style:parent-style-name="Text_20_body" style:list-style-name="L19">
      <style:text-properties officeooo:rsid="0014cc0b" officeooo:paragraph-rsid="003222e0"/>
    </style:style>
    <style:style style:name="P173" style:family="paragraph" style:parent-style-name="Text_20_body" style:list-style-name="L20">
      <style:text-properties officeooo:rsid="0014cc0b" officeooo:paragraph-rsid="0034c58a"/>
    </style:style>
    <style:style style:name="P174" style:family="paragraph" style:parent-style-name="Text_20_body" style:list-style-name="L21">
      <style:text-properties officeooo:rsid="0014cc0b" officeooo:paragraph-rsid="00353d9a"/>
    </style:style>
    <style:style style:name="P175" style:family="paragraph" style:parent-style-name="Text_20_body" style:list-style-name="L22">
      <style:text-properties officeooo:rsid="0014cc0b" officeooo:paragraph-rsid="00353d9a"/>
    </style:style>
    <style:style style:name="P176" style:family="paragraph" style:parent-style-name="Text_20_body" style:list-style-name="L23">
      <style:text-properties officeooo:rsid="0014cc0b" officeooo:paragraph-rsid="00353d9a"/>
    </style:style>
    <style:style style:name="P177" style:family="paragraph" style:parent-style-name="Text_20_body" style:list-style-name="L24">
      <style:text-properties officeooo:rsid="0014cc0b" officeooo:paragraph-rsid="00368e5d"/>
    </style:style>
    <style:style style:name="P178" style:family="paragraph" style:parent-style-name="Text_20_body" style:list-style-name="L25">
      <style:text-properties officeooo:rsid="0014cc0b" officeooo:paragraph-rsid="00368e5d"/>
    </style:style>
    <style:style style:name="P179" style:family="paragraph" style:parent-style-name="Text_20_body" style:list-style-name="L26">
      <style:text-properties officeooo:rsid="0014cc0b" officeooo:paragraph-rsid="0037e79c"/>
    </style:style>
    <style:style style:name="P180" style:family="paragraph" style:parent-style-name="Text_20_body" style:list-style-name="L27">
      <style:text-properties officeooo:rsid="0014cc0b" officeooo:paragraph-rsid="00368e5d"/>
    </style:style>
    <style:style style:name="P181" style:family="paragraph" style:parent-style-name="Text_20_body" style:list-style-name="L28">
      <style:text-properties officeooo:rsid="0014cc0b" officeooo:paragraph-rsid="00368e5d"/>
    </style:style>
    <style:style style:name="P182" style:family="paragraph" style:parent-style-name="Text_20_body" style:list-style-name="L29">
      <style:text-properties officeooo:rsid="0014cc0b" officeooo:paragraph-rsid="003a601b"/>
    </style:style>
    <style:style style:name="P183" style:family="paragraph" style:parent-style-name="Text_20_body" style:list-style-name="L30">
      <style:text-properties officeooo:rsid="0014cc0b" officeooo:paragraph-rsid="003a601b"/>
    </style:style>
    <style:style style:name="P184" style:family="paragraph" style:parent-style-name="Text_20_body" style:list-style-name="L31">
      <style:text-properties officeooo:rsid="0014cc0b" officeooo:paragraph-rsid="003a601b"/>
    </style:style>
    <style:style style:name="P185" style:family="paragraph" style:parent-style-name="Text_20_body" style:list-style-name="L32">
      <style:text-properties officeooo:rsid="0014cc0b" officeooo:paragraph-rsid="003a601b"/>
    </style:style>
    <style:style style:name="P186" style:family="paragraph" style:parent-style-name="Text_20_body" style:list-style-name="L33">
      <style:text-properties officeooo:rsid="0014cc0b" officeooo:paragraph-rsid="003a601b"/>
    </style:style>
    <style:style style:name="P187" style:family="paragraph" style:parent-style-name="Text_20_body" style:list-style-name="L34">
      <style:text-properties officeooo:rsid="0014cc0b" officeooo:paragraph-rsid="003a601b"/>
    </style:style>
    <style:style style:name="P188" style:family="paragraph" style:parent-style-name="Text_20_body" style:list-style-name="L35">
      <style:text-properties officeooo:rsid="0014cc0b" officeooo:paragraph-rsid="003a601b"/>
    </style:style>
    <style:style style:name="P189" style:family="paragraph" style:parent-style-name="Text_20_body" style:list-style-name="L36">
      <style:text-properties officeooo:rsid="0014cc0b" officeooo:paragraph-rsid="003a601b"/>
    </style:style>
    <style:style style:name="P190" style:family="paragraph" style:parent-style-name="Text_20_body" style:list-style-name="L37">
      <style:text-properties officeooo:rsid="0014cc0b" officeooo:paragraph-rsid="003a601b"/>
    </style:style>
    <style:style style:name="P191" style:family="paragraph" style:parent-style-name="Text_20_body" style:list-style-name="L38">
      <style:text-properties officeooo:rsid="0014cc0b" officeooo:paragraph-rsid="003a601b"/>
    </style:style>
    <style:style style:name="P192" style:family="paragraph" style:parent-style-name="Text_20_body" style:list-style-name="L39">
      <style:text-properties officeooo:rsid="0014cc0b" officeooo:paragraph-rsid="003a601b"/>
    </style:style>
    <style:style style:name="P193" style:family="paragraph" style:parent-style-name="Text_20_body" style:list-style-name="L40">
      <style:text-properties officeooo:rsid="0014cc0b" officeooo:paragraph-rsid="003a601b"/>
    </style:style>
    <style:style style:name="P194" style:family="paragraph" style:parent-style-name="Text_20_body" style:list-style-name="L41">
      <style:text-properties officeooo:rsid="0014cc0b" officeooo:paragraph-rsid="003a601b"/>
    </style:style>
    <style:style style:name="P195" style:family="paragraph" style:parent-style-name="Text_20_body" style:list-style-name="L42">
      <style:text-properties officeooo:rsid="0014cc0b" officeooo:paragraph-rsid="003a601b"/>
    </style:style>
    <style:style style:name="P196" style:family="paragraph" style:parent-style-name="Text_20_body" style:list-style-name="L43">
      <style:text-properties officeooo:rsid="0014cc0b" officeooo:paragraph-rsid="003a601b"/>
    </style:style>
    <style:style style:name="P197" style:family="paragraph" style:parent-style-name="Text_20_body" style:list-style-name="L44">
      <style:text-properties officeooo:rsid="0014cc0b" officeooo:paragraph-rsid="003a601b"/>
    </style:style>
    <style:style style:name="P198" style:family="paragraph" style:parent-style-name="Text_20_body" style:list-style-name="L45">
      <style:text-properties officeooo:rsid="0014cc0b" officeooo:paragraph-rsid="003a601b"/>
    </style:style>
    <style:style style:name="P199" style:family="paragraph" style:parent-style-name="Text_20_body" style:list-style-name="L46">
      <style:text-properties officeooo:rsid="0014cc0b" officeooo:paragraph-rsid="004fc001"/>
    </style:style>
    <style:style style:name="P200" style:family="paragraph" style:parent-style-name="Text_20_body" style:list-style-name="L47">
      <style:text-properties officeooo:rsid="0014cc0b" officeooo:paragraph-rsid="004fc001"/>
    </style:style>
    <style:style style:name="P201" style:family="paragraph" style:parent-style-name="Text_20_body" style:list-style-name="L48">
      <style:text-properties officeooo:rsid="0014cc0b" officeooo:paragraph-rsid="004fc001"/>
    </style:style>
    <style:style style:name="P202" style:family="paragraph" style:parent-style-name="Text_20_body" style:list-style-name="L49">
      <style:text-properties officeooo:rsid="0014cc0b" officeooo:paragraph-rsid="004fc001"/>
    </style:style>
    <style:style style:name="P203" style:family="paragraph" style:parent-style-name="Text_20_body" style:list-style-name="L50">
      <style:text-properties officeooo:rsid="0014cc0b" officeooo:paragraph-rsid="00553b45"/>
    </style:style>
    <style:style style:name="P204" style:family="paragraph" style:parent-style-name="Text_20_body" style:list-style-name="L51">
      <style:text-properties officeooo:rsid="0014cc0b" officeooo:paragraph-rsid="00521499"/>
    </style:style>
    <style:style style:name="P205" style:family="paragraph" style:parent-style-name="Text_20_body" style:list-style-name="L52">
      <style:text-properties officeooo:rsid="0014cc0b" officeooo:paragraph-rsid="00521499"/>
    </style:style>
    <style:style style:name="P206" style:family="paragraph" style:parent-style-name="Text_20_body" style:list-style-name="L53">
      <style:text-properties officeooo:rsid="0014cc0b" officeooo:paragraph-rsid="00521499"/>
    </style:style>
    <style:style style:name="P207" style:family="paragraph" style:parent-style-name="Text_20_body" style:list-style-name="L54">
      <style:text-properties officeooo:rsid="0014cc0b" officeooo:paragraph-rsid="00521499"/>
    </style:style>
    <style:style style:name="P208" style:family="paragraph" style:parent-style-name="Text_20_body" style:list-style-name="L55">
      <style:text-properties officeooo:rsid="0014cc0b" officeooo:paragraph-rsid="0057c2ff"/>
    </style:style>
    <style:style style:name="P209" style:family="paragraph" style:parent-style-name="Text_20_body" style:list-style-name="L56">
      <style:text-properties officeooo:rsid="0014cc0b" officeooo:paragraph-rsid="0057c2ff"/>
    </style:style>
    <style:style style:name="P210" style:family="paragraph" style:parent-style-name="Text_20_body" style:list-style-name="L57">
      <style:text-properties officeooo:rsid="0014cc0b" officeooo:paragraph-rsid="0059c17e"/>
    </style:style>
    <style:style style:name="P211" style:family="paragraph" style:parent-style-name="Text_20_body" style:list-style-name="L58">
      <style:text-properties officeooo:rsid="0014cc0b" officeooo:paragraph-rsid="0059c17e"/>
    </style:style>
    <style:style style:name="P212" style:family="paragraph" style:parent-style-name="Text_20_body" style:list-style-name="L59">
      <style:text-properties officeooo:rsid="0014cc0b" officeooo:paragraph-rsid="005af45f"/>
    </style:style>
    <style:style style:name="P213" style:family="paragraph" style:parent-style-name="Text_20_body" style:list-style-name="L60">
      <style:text-properties officeooo:rsid="0014cc0b" officeooo:paragraph-rsid="005af45f"/>
    </style:style>
    <style:style style:name="P214" style:family="paragraph" style:parent-style-name="Text_20_body" style:list-style-name="L61">
      <style:text-properties officeooo:rsid="0014cc0b" officeooo:paragraph-rsid="005af45f"/>
    </style:style>
    <style:style style:name="P215" style:family="paragraph" style:parent-style-name="Text_20_body" style:list-style-name="L62">
      <style:text-properties officeooo:rsid="0014cc0b" officeooo:paragraph-rsid="005af45f"/>
    </style:style>
    <style:style style:name="P216" style:family="paragraph" style:parent-style-name="Text_20_body" style:list-style-name="L63">
      <style:text-properties officeooo:rsid="0014cc0b" officeooo:paragraph-rsid="005af45f"/>
    </style:style>
    <style:style style:name="P217" style:family="paragraph" style:parent-style-name="Text_20_body" style:list-style-name="L64">
      <style:text-properties officeooo:rsid="0014cc0b" officeooo:paragraph-rsid="005af45f"/>
    </style:style>
    <style:style style:name="P218" style:family="paragraph" style:parent-style-name="Text_20_body" style:list-style-name="L65">
      <style:text-properties officeooo:rsid="0014cc0b" officeooo:paragraph-rsid="005af45f"/>
    </style:style>
    <style:style style:name="P219" style:family="paragraph" style:parent-style-name="Text_20_body" style:list-style-name="L66">
      <style:text-properties officeooo:rsid="0014cc0b" officeooo:paragraph-rsid="005af45f"/>
    </style:style>
    <style:style style:name="P220" style:family="paragraph" style:parent-style-name="Text_20_body" style:list-style-name="L67">
      <style:text-properties officeooo:rsid="0014cc0b" officeooo:paragraph-rsid="005af45f"/>
    </style:style>
    <style:style style:name="P221" style:family="paragraph" style:parent-style-name="Text_20_body" style:list-style-name="L68">
      <style:text-properties officeooo:rsid="0014cc0b" officeooo:paragraph-rsid="005af45f"/>
    </style:style>
    <style:style style:name="P222" style:family="paragraph" style:parent-style-name="Text_20_body" style:list-style-name="L69">
      <style:text-properties officeooo:rsid="0014cc0b" officeooo:paragraph-rsid="005af45f"/>
    </style:style>
    <style:style style:name="P223" style:family="paragraph" style:parent-style-name="Text_20_body" style:list-style-name="L70">
      <style:text-properties officeooo:rsid="0014cc0b" officeooo:paragraph-rsid="005af45f"/>
    </style:style>
    <style:style style:name="P224" style:family="paragraph" style:parent-style-name="Text_20_body" style:list-style-name="L2">
      <style:text-properties officeooo:rsid="002101ec" officeooo:paragraph-rsid="002101ec"/>
    </style:style>
    <style:style style:name="P225" style:family="paragraph" style:parent-style-name="Text_20_body" style:list-style-name="L2">
      <style:text-properties officeooo:rsid="002101ec" officeooo:paragraph-rsid="0021fbf5"/>
    </style:style>
    <style:style style:name="P226" style:family="paragraph" style:parent-style-name="Text_20_body" style:list-style-name="L2">
      <style:text-properties officeooo:rsid="002101ec" officeooo:paragraph-rsid="00247d9d"/>
    </style:style>
    <style:style style:name="P227" style:family="paragraph" style:parent-style-name="Text_20_body" style:list-style-name="L2">
      <style:text-properties officeooo:rsid="002101ec" officeooo:paragraph-rsid="002b9fa5"/>
    </style:style>
    <style:style style:name="P228" style:family="paragraph" style:parent-style-name="Text_20_body" style:list-style-name="L2">
      <style:text-properties officeooo:rsid="002101ec" officeooo:paragraph-rsid="002d49a6"/>
    </style:style>
    <style:style style:name="P229" style:family="paragraph" style:parent-style-name="Text_20_body" style:list-style-name="L2">
      <style:text-properties officeooo:rsid="002101ec" officeooo:paragraph-rsid="002db1c0"/>
    </style:style>
    <style:style style:name="P230" style:family="paragraph" style:parent-style-name="Text_20_body" style:list-style-name="L2">
      <style:text-properties officeooo:rsid="002101ec" officeooo:paragraph-rsid="00306095"/>
    </style:style>
    <style:style style:name="P231" style:family="paragraph" style:parent-style-name="Text_20_body" style:list-style-name="L2">
      <style:text-properties officeooo:rsid="002101ec" officeooo:paragraph-rsid="003222e0"/>
    </style:style>
    <style:style style:name="P232" style:family="paragraph" style:parent-style-name="Text_20_body" style:list-style-name="L2">
      <style:text-properties officeooo:rsid="002101ec" officeooo:paragraph-rsid="0034c58a"/>
    </style:style>
    <style:style style:name="P233" style:family="paragraph" style:parent-style-name="Text_20_body" style:list-style-name="L2">
      <style:text-properties officeooo:rsid="002101ec" officeooo:paragraph-rsid="00353d9a"/>
    </style:style>
    <style:style style:name="P234" style:family="paragraph" style:parent-style-name="Text_20_body" style:list-style-name="L2">
      <style:text-properties officeooo:rsid="002101ec" officeooo:paragraph-rsid="00368e5d"/>
    </style:style>
    <style:style style:name="P235" style:family="paragraph" style:parent-style-name="Text_20_body" style:list-style-name="L2">
      <style:text-properties officeooo:rsid="002101ec" officeooo:paragraph-rsid="003a601b"/>
    </style:style>
    <style:style style:name="P236" style:family="paragraph" style:parent-style-name="Text_20_body" style:list-style-name="L2">
      <style:text-properties officeooo:rsid="002101ec" officeooo:paragraph-rsid="004fc001"/>
    </style:style>
    <style:style style:name="P237" style:family="paragraph" style:parent-style-name="Text_20_body" style:list-style-name="L2">
      <style:text-properties officeooo:rsid="002101ec" officeooo:paragraph-rsid="00553b45"/>
    </style:style>
    <style:style style:name="P238" style:family="paragraph" style:parent-style-name="Text_20_body" style:list-style-name="L2">
      <style:text-properties officeooo:rsid="002101ec" officeooo:paragraph-rsid="00521499"/>
    </style:style>
    <style:style style:name="P239" style:family="paragraph" style:parent-style-name="Text_20_body" style:list-style-name="L2">
      <style:text-properties officeooo:rsid="002101ec" officeooo:paragraph-rsid="0057c2ff"/>
    </style:style>
    <style:style style:name="P240" style:family="paragraph" style:parent-style-name="Text_20_body" style:list-style-name="L2">
      <style:text-properties officeooo:rsid="002101ec" officeooo:paragraph-rsid="0059c17e"/>
    </style:style>
    <style:style style:name="P241" style:family="paragraph" style:parent-style-name="Text_20_body" style:list-style-name="L2">
      <style:text-properties officeooo:rsid="002101ec" officeooo:paragraph-rsid="005af45f"/>
    </style:style>
    <style:style style:name="P242" style:family="paragraph" style:parent-style-name="Text_20_body" style:list-style-name="L7">
      <style:text-properties officeooo:rsid="00279ca4" officeooo:paragraph-rsid="0021fbf5"/>
    </style:style>
    <style:style style:name="P243" style:family="paragraph" style:parent-style-name="Text_20_body" style:list-style-name="L9">
      <style:text-properties officeooo:rsid="00279ca4" officeooo:paragraph-rsid="00279ca4"/>
    </style:style>
    <style:style style:name="P244" style:family="paragraph" style:parent-style-name="Text_20_body" style:list-style-name="">
      <style:text-properties officeooo:rsid="00216c49" officeooo:paragraph-rsid="00306095"/>
    </style:style>
    <style:style style:name="P245" style:family="paragraph" style:parent-style-name="Text_20_body" style:list-style-name="L23">
      <style:text-properties officeooo:rsid="00353d9a" officeooo:paragraph-rsid="00353d9a"/>
    </style:style>
    <style:style style:name="P246" style:family="paragraph" style:parent-style-name="Text_20_body" style:list-style-name="L43">
      <style:text-properties officeooo:rsid="00353d9a" officeooo:paragraph-rsid="003a601b"/>
    </style:style>
    <style:style style:name="P247" style:family="paragraph" style:parent-style-name="Text_20_body" style:list-style-name="L68">
      <style:text-properties officeooo:rsid="00353d9a" officeooo:paragraph-rsid="005af45f"/>
    </style:style>
    <style:style style:name="P248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8bbb9"/>
    </style:style>
    <style:style style:name="P249" style:family="paragraph" style:parent-style-name="Heading" style:list-style-name="">
      <style:text-properties officeooo:rsid="0014cc0b" officeooo:paragraph-rsid="0021fbf5"/>
    </style:style>
    <style:style style:name="P250" style:family="paragraph" style:parent-style-name="Heading" style:list-style-name="">
      <style:text-properties officeooo:rsid="0014cc0b" officeooo:paragraph-rsid="00279ca4"/>
    </style:style>
    <style:style style:name="P251" style:family="paragraph" style:parent-style-name="Heading_20_2" style:list-style-name="">
      <style:text-properties officeooo:paragraph-rsid="001229dc"/>
    </style:style>
    <style:style style:name="P252" style:family="paragraph" style:parent-style-name="Heading_20_2" style:list-style-name="">
      <style:text-properties officeooo:rsid="001229dc" officeooo:paragraph-rsid="001229dc"/>
    </style:style>
    <style:style style:name="P253" style:family="paragraph" style:parent-style-name="Heading_20_2" style:list-style-name="">
      <style:text-properties officeooo:rsid="001229dc" officeooo:paragraph-rsid="00353d9a"/>
    </style:style>
    <style:style style:name="P254" style:family="paragraph" style:parent-style-name="Heading_20_2" style:list-style-name="">
      <style:text-properties officeooo:rsid="001229dc" officeooo:paragraph-rsid="003a601b"/>
    </style:style>
    <style:style style:name="P255" style:family="paragraph" style:parent-style-name="Heading_20_2" style:list-style-name="">
      <style:text-properties officeooo:rsid="001229dc" officeooo:paragraph-rsid="005af45f"/>
    </style:style>
    <style:style style:name="P256" style:family="paragraph" style:parent-style-name="Heading_20_2">
      <style:paragraph-properties fo:break-before="page"/>
      <style:text-properties officeooo:rsid="001229dc" officeooo:paragraph-rsid="001229dc"/>
    </style:style>
    <style:style style:name="P257" style:family="paragraph" style:parent-style-name="Heading_20_3">
      <style:text-properties officeooo:paragraph-rsid="0018bbb9"/>
    </style:style>
    <style:style style:name="P258" style:family="paragraph" style:parent-style-name="Heading_20_3">
      <style:text-properties officeooo:rsid="001c3db5" officeooo:paragraph-rsid="001c3db5"/>
    </style:style>
    <style:style style:name="P259" style:family="paragraph" style:parent-style-name="Heading_20_3" style:list-style-name="">
      <style:text-properties officeooo:rsid="001b8801" officeooo:paragraph-rsid="001c3db5"/>
    </style:style>
    <style:style style:name="P260" style:family="paragraph" style:parent-style-name="Heading_20_3" style:list-style-name="">
      <style:text-properties officeooo:rsid="001b8801" officeooo:paragraph-rsid="001cc5bb"/>
    </style:style>
    <style:style style:name="P261" style:family="paragraph" style:parent-style-name="Heading_20_3" style:list-style-name="">
      <style:text-properties officeooo:rsid="001b8801" officeooo:paragraph-rsid="002101ec"/>
    </style:style>
    <style:style style:name="P262" style:family="paragraph" style:parent-style-name="Heading_20_3" style:list-style-name="">
      <style:text-properties officeooo:rsid="001b8801" officeooo:paragraph-rsid="0020fc8d"/>
    </style:style>
    <style:style style:name="P263" style:family="paragraph" style:parent-style-name="Heading_20_3">
      <style:text-properties officeooo:rsid="002a7c69" officeooo:paragraph-rsid="002a7c69"/>
    </style:style>
    <style:style style:name="P264" style:family="paragraph" style:parent-style-name="Heading_20_3">
      <style:text-properties officeooo:rsid="002a7c69" officeooo:paragraph-rsid="003a601b"/>
    </style:style>
    <style:style style:name="P265" style:family="paragraph" style:parent-style-name="Heading_20_3">
      <style:text-properties officeooo:rsid="002a7c69" officeooo:paragraph-rsid="004fc001"/>
    </style:style>
    <style:style style:name="P266" style:family="paragraph" style:parent-style-name="Heading_20_3">
      <style:paragraph-properties fo:break-before="page"/>
      <style:text-properties officeooo:rsid="001c3db5" officeooo:paragraph-rsid="001c3db5"/>
    </style:style>
    <style:style style:name="P267" style:family="paragraph" style:parent-style-name="Heading_20_3">
      <style:paragraph-properties fo:break-before="page"/>
      <style:text-properties officeooo:rsid="001b8801" officeooo:paragraph-rsid="001cc5bb"/>
    </style:style>
    <style:style style:name="P268" style:family="paragraph" style:parent-style-name="Heading_20_3">
      <style:paragraph-properties fo:break-before="page"/>
      <style:text-properties officeooo:rsid="001cc5bb" officeooo:paragraph-rsid="001cc5bb"/>
    </style:style>
    <style:style style:name="P269" style:family="paragraph" style:parent-style-name="Heading_20_3">
      <style:paragraph-properties fo:break-before="page"/>
      <style:text-properties officeooo:rsid="002a7c69" officeooo:paragraph-rsid="002a7c69"/>
    </style:style>
    <style:style style:name="P270" style:family="paragraph" style:parent-style-name="Heading_20_3">
      <style:paragraph-properties fo:break-before="page"/>
      <style:text-properties officeooo:rsid="002a7c69" officeooo:paragraph-rsid="002d49a6"/>
    </style:style>
    <style:style style:name="P271" style:family="paragraph" style:parent-style-name="Heading_20_3">
      <style:paragraph-properties fo:break-before="page"/>
      <style:text-properties officeooo:rsid="002a7c69" officeooo:paragraph-rsid="003a601b"/>
    </style:style>
    <style:style style:name="P272" style:family="paragraph" style:parent-style-name="Heading_20_3">
      <style:paragraph-properties fo:break-before="page"/>
      <style:text-properties officeooo:rsid="002a7c69" officeooo:paragraph-rsid="004fc001"/>
    </style:style>
    <style:style style:name="P273" style:family="paragraph" style:parent-style-name="Heading_20_3">
      <style:paragraph-properties fo:break-before="page"/>
      <style:text-properties officeooo:rsid="002d49a6" officeooo:paragraph-rsid="002a7c69"/>
    </style:style>
    <style:style style:name="P274" style:family="paragraph" style:parent-style-name="Heading_20_3">
      <style:paragraph-properties fo:break-before="page"/>
      <style:text-properties officeooo:rsid="002d49a6" officeooo:paragraph-rsid="003a601b"/>
    </style:style>
    <style:style style:name="P275" style:family="paragraph" style:parent-style-name="Heading_20_3">
      <style:paragraph-properties fo:break-before="page"/>
      <style:text-properties officeooo:rsid="00306095" officeooo:paragraph-rsid="002db1c0"/>
    </style:style>
    <style:style style:name="P276" style:family="paragraph" style:parent-style-name="Heading_20_3">
      <style:paragraph-properties fo:break-before="page"/>
      <style:text-properties officeooo:rsid="00306095" officeooo:paragraph-rsid="00306095"/>
    </style:style>
    <style:style style:name="P277" style:family="paragraph" style:parent-style-name="Heading_20_3">
      <style:paragraph-properties fo:break-before="page"/>
      <style:text-properties officeooo:rsid="00306095" officeooo:paragraph-rsid="003a601b"/>
    </style:style>
    <style:style style:name="P278" style:family="paragraph" style:parent-style-name="Heading_20_3">
      <style:paragraph-properties fo:break-before="page"/>
      <style:text-properties officeooo:rsid="00306095" officeooo:paragraph-rsid="005af45f"/>
    </style:style>
    <style:style style:name="P279" style:family="paragraph" style:parent-style-name="Heading_20_3">
      <style:paragraph-properties fo:break-before="page"/>
      <style:text-properties officeooo:rsid="0033ec6b" officeooo:paragraph-rsid="003222e0"/>
    </style:style>
    <style:style style:name="P280" style:family="paragraph" style:parent-style-name="Heading_20_3">
      <style:paragraph-properties fo:break-before="page"/>
      <style:text-properties officeooo:rsid="0033ec6b" officeooo:paragraph-rsid="003a601b"/>
    </style:style>
    <style:style style:name="P281" style:family="paragraph" style:parent-style-name="Heading_20_3">
      <style:paragraph-properties fo:break-before="page"/>
      <style:text-properties officeooo:rsid="0033ec6b" officeooo:paragraph-rsid="005af45f"/>
    </style:style>
    <style:style style:name="P282" style:family="paragraph" style:parent-style-name="Heading_20_3">
      <style:paragraph-properties fo:break-before="page"/>
      <style:text-properties officeooo:rsid="0034c58a" officeooo:paragraph-rsid="0034c58a"/>
    </style:style>
    <style:style style:name="P283" style:family="paragraph" style:parent-style-name="Heading_20_3">
      <style:paragraph-properties fo:break-before="page"/>
      <style:text-properties officeooo:rsid="0034c58a" officeooo:paragraph-rsid="003a601b"/>
    </style:style>
    <style:style style:name="P284" style:family="paragraph" style:parent-style-name="Heading_20_3">
      <style:paragraph-properties fo:break-before="page"/>
      <style:text-properties officeooo:rsid="0034c58a" officeooo:paragraph-rsid="005af45f"/>
    </style:style>
    <style:style style:name="P285" style:family="paragraph" style:parent-style-name="Heading_20_3">
      <style:paragraph-properties fo:break-before="page"/>
      <style:text-properties officeooo:rsid="00353d9a" officeooo:paragraph-rsid="00353d9a"/>
    </style:style>
    <style:style style:name="P286" style:family="paragraph" style:parent-style-name="Heading_20_3">
      <style:paragraph-properties fo:break-before="page"/>
      <style:text-properties officeooo:rsid="00353d9a" officeooo:paragraph-rsid="003a601b"/>
    </style:style>
    <style:style style:name="P287" style:family="paragraph" style:parent-style-name="Heading_20_3">
      <style:paragraph-properties fo:break-before="page"/>
      <style:text-properties officeooo:rsid="00353d9a" officeooo:paragraph-rsid="005af45f"/>
    </style:style>
    <style:style style:name="P288" style:family="paragraph" style:parent-style-name="Heading_20_3">
      <style:paragraph-properties fo:break-before="page"/>
      <style:text-properties officeooo:rsid="00368e5d" officeooo:paragraph-rsid="00368e5d"/>
    </style:style>
    <style:style style:name="P289" style:family="paragraph" style:parent-style-name="Heading_20_3">
      <style:paragraph-properties fo:break-before="page"/>
      <style:text-properties officeooo:rsid="00368e5d" officeooo:paragraph-rsid="003a601b"/>
    </style:style>
    <style:style style:name="P290" style:family="paragraph" style:parent-style-name="Heading_20_3">
      <style:paragraph-properties fo:break-before="page"/>
      <style:text-properties officeooo:rsid="00368e5d" officeooo:paragraph-rsid="005af45f"/>
    </style:style>
    <style:style style:name="P291" style:family="paragraph" style:parent-style-name="Heading_20_3">
      <style:paragraph-properties fo:break-before="page"/>
      <style:text-properties officeooo:rsid="0037e79c" officeooo:paragraph-rsid="0037e79c"/>
    </style:style>
    <style:style style:name="P292" style:family="paragraph" style:parent-style-name="Heading_20_3">
      <style:paragraph-properties fo:break-before="page"/>
      <style:text-properties officeooo:rsid="00553b45" officeooo:paragraph-rsid="00553b45"/>
    </style:style>
    <style:style style:name="P293" style:family="paragraph" style:parent-style-name="Heading_20_3">
      <style:paragraph-properties fo:break-before="page"/>
      <style:text-properties officeooo:rsid="00521499" officeooo:paragraph-rsid="00521499"/>
    </style:style>
    <style:style style:name="P294" style:family="paragraph" style:parent-style-name="Heading_20_3">
      <style:paragraph-properties fo:break-before="page"/>
      <style:text-properties officeooo:rsid="005361d2" officeooo:paragraph-rsid="00521499"/>
    </style:style>
    <style:style style:name="P295" style:family="paragraph" style:parent-style-name="Heading_20_3">
      <style:paragraph-properties fo:break-before="page"/>
      <style:text-properties officeooo:rsid="0057c2ff" officeooo:paragraph-rsid="0057c2ff"/>
    </style:style>
    <style:style style:name="P296" style:family="paragraph" style:parent-style-name="Heading_20_3">
      <style:paragraph-properties fo:break-before="page"/>
      <style:text-properties officeooo:rsid="0059c17e" officeooo:paragraph-rsid="0059c17e"/>
    </style:style>
    <style:style style:name="P297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298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299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30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5d0845" officeooo:paragraph-rsid="005d0845"/>
    </style:style>
    <style:style style:name="P30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d0845" officeooo:paragraph-rsid="005d0845"/>
    </style:style>
    <style:style style:name="T1" style:family="text">
      <style:text-properties officeooo:rsid="0014cc0b"/>
    </style:style>
    <style:style style:name="T2" style:family="text">
      <style:text-properties officeooo:rsid="001cc5bb"/>
    </style:style>
    <style:style style:name="T3" style:family="text">
      <style:text-properties officeooo:rsid="001eb682"/>
    </style:style>
    <style:style style:name="T4" style:family="text">
      <style:text-properties officeooo:rsid="0022aabd"/>
    </style:style>
    <style:style style:name="T5" style:family="text">
      <style:text-properties officeooo:rsid="00247d9d"/>
    </style:style>
    <style:style style:name="T6" style:family="text">
      <style:text-properties officeooo:rsid="002b9fa5"/>
    </style:style>
    <style:style style:name="T7" style:family="text">
      <style:text-properties officeooo:rsid="003222e0"/>
    </style:style>
    <style:style style:name="T8" style:family="text">
      <style:text-properties officeooo:rsid="00353d9a"/>
    </style:style>
    <style:style style:name="T9" style:family="text">
      <style:text-properties officeooo:rsid="003aa4ee"/>
    </style:style>
    <style:style style:name="T10" style:family="text">
      <style:text-properties officeooo:rsid="004b6b9b"/>
    </style:style>
    <style:style style:name="T11" style:family="text">
      <style:text-properties officeooo:rsid="00521499"/>
    </style:style>
    <style:style style:name="T12" style:family="text">
      <style:text-properties officeooo:rsid="00553b45"/>
    </style:style>
    <style:style style:name="T13" style:family="text">
      <style:text-properties officeooo:rsid="0056c21c"/>
    </style:style>
    <style:style style:name="T14" style:family="text">
      <style:text-properties officeooo:rsid="0057c2ff"/>
    </style:style>
    <style:style style:name="T15" style:family="text">
      <style:text-properties officeooo:rsid="0059c17e"/>
    </style:style>
    <style:style style:name="T16" style:family="text">
      <style:text-properties officeooo:rsid="005a5f76"/>
    </style:style>
    <style:style style:name="T17" style:family="text">
      <style:text-properties officeooo:rsid="005af45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1"><text:a xlink:type="simple" xlink:href="#__RefHeading___Toc109_236450557" text:style-name="Index_20_Link" text:visited-style-name="Index_20_Link">OAuth [/oauth]<text:tab/>2</text:a></text:p>
          <text:p text:style-name="P131"><text:a xlink:type="simple" xlink:href="#__RefHeading___Toc113_236450557" text:style-name="Index_20_Link" text:visited-style-name="Index_20_Link">Users [/users]<text:tab/>3</text:a></text:p>
          <text:p text:style-name="P131"><text:a xlink:type="simple" xlink:href="#__RefHeading___Toc115_236450557" text:style-name="Index_20_Link" text:visited-style-name="Index_20_Link">Characters [/characters]<text:tab/>9</text:a></text:p>
          <text:p text:style-name="P131"><text:a xlink:type="simple" xlink:href="#__RefHeading___Toc117_236450557" text:style-name="Index_20_Link" text:visited-style-name="Index_20_Link">Guilds [/guilds]<text:tab/>24</text:a></text:p>
          <text:p text:style-name="P131"><text:a xlink:type="simple" xlink:href="#__RefHeading___Toc119_236450557" text:style-name="Index_20_Link" text:visited-style-name="Index_20_Link">Teams [/teams]<text:tab/>37</text:a></text:p>
        </text:index-body>
      </text:table-of-content>
      <text:h text:style-name="P251" text:outline-level="2"/>
      <text:h text:style-name="P256" text:outline-level="2"><text:bookmark-start text:name="__RefHeading___Toc109_236450557"/>OAuth [/oauth]<text:bookmark-end text:name="__RefHeading___Toc109_236450557"/></text:h>
      <text:h text:style-name="P257" text:outline-level="3"><text:bookmark-start text:name="__RefHeading___Toc132_236450557"/>Get Token [<text:span text:style-name="T1">POST /token]</text:span><text:bookmark-end text:name="__RefHeading___Toc132_236450557"/></text:h>
      <text:p text:style-name="P1">Gets the OAuth token required in order to access the API methods, and identify the user making requests.</text:p>
      <text:p text:style-name="P39">Parameters </text:p>
      <text:list xml:id="list6046614626179003086" text:style-name="L1">
        <text:list-item>
          <text:p text:style-name="P248">username<text:tab/>-<text:tab/>text<text:tab/>-<text:tab/>user's name</text:p>
        </text:list-item>
        <text:list-item>
          <text:p text:style-name="P248">password<text:tab/>-<text:tab/>text<text:tab/>-<text:tab/>user's password</text:p>
        </text:list-item>
        <text:list-item>
          <text:p text:style-name="P248">grant_type <text:tab/>-<text:tab/>text<text:tab/>-<text:tab/>token grant method (password)</text:p>
        </text:list-item>
        <text:list-item>
          <text:p text:style-name="P248">scope<text:tab/><text:tab/>-<text:tab/>text<text:tab/>-<text:tab/>scope of access (read&amp;write)</text:p>
        </text:list-item>
        <text:list-item>
          <text:p text:style-name="P248">client_id<text:tab/>-<text:tab/>text<text:tab/>-<text:tab/>client's id (clientapp)</text:p>
        </text:list-item>
        <text:list-item>
          <text:p text:style-name="P248">client_secret<text:tab/>-<text:tab/>text<text:tab/>-<text:tab/>client's secret (secret)</text:p>
        </text:list-item>
      </text:list>
      <text:p text:style-name="P17">Request</text:p>
      <text:list xml:id="list1934988886549593066" text:style-name="L2">
        <text:list-item>
          <text:p text:style-name="P132">Headers</text:p>
          <text:list>
            <text:list-item>
              <text:p text:style-name="P132">Authorization: <text:span text:style-name="T2">Basic</text:span> SECRETCODEHERE==</text:p>
            </text:list-item>
          </text:list>
        </text:list-item>
      </text:list>
      <text:p text:style-name="P17">Response (application/json) 200</text:p>
      <text:list xml:id="list8053963816429026414" text:style-name="L3">
        <text:list-item>
          <text:p text:style-name="P154">Body</text:p>
        </text:list-item>
      </text:list>
      <text:p text:style-name="P58">{</text:p>
      <text:p text:style-name="P81"><text:s text:c="2"/>"access_token": "<text:span text:style-name="T1">ACCESS_TOKEN_UUID</text:span>",</text:p>
      <text:p text:style-name="P81"><text:s text:c="2"/>"token_type": "bearer",</text:p>
      <text:p text:style-name="P81"><text:s text:c="2"/>"refresh_token": "<text:span text:style-name="T1">REFRSH_TOKEN_UUID</text:span>",</text:p>
      <text:p text:style-name="P81"><text:s text:c="2"/>"expires_in": 43199,</text:p>
      <text:p text:style-name="P81"><text:s text:c="2"/>"scope": "read write"</text:p>
      <text:p text:style-name="P81">}</text:p>
      <text:p text:style-name="P81"/>
      <text:h text:style-name="P252" text:outline-level="2"/>
      <text:h text:style-name="P256" text:outline-level="2"><text:bookmark-start text:name="__RefHeading___Toc113_236450557"/>Users [/users]<text:bookmark-end text:name="__RefHeading___Toc113_236450557"/></text:h>
      <text:h text:style-name="P258" text:outline-level="3"><text:bookmark-start text:name="__RefHeading___Toc134_236450557"/>Get User [GET]<text:bookmark-end text:name="__RefHeading___Toc134_236450557"/></text:h>
      <text:p text:style-name="P2">Get the logged in user</text:p>
      <text:p text:style-name="P18">Request</text:p>
      <text:list xml:id="list213542584608950" text:continue-list="list1934988886549593066" text:style-name="L2">
        <text:list-item>
          <text:p text:style-name="P133">Headers</text:p>
          <text:list>
            <text:list-item>
              <text:p text:style-name="P133">Authorization: <text:span text:style-name="T2">Bearer</text:span> <text:span text:style-name="T2">USER_ACCESS_TOKEN</text:span></text:p>
            </text:list-item>
          </text:list>
        </text:list-item>
      </text:list>
      <text:p text:style-name="P18">Response (application/json) 200</text:p>
      <text:list xml:id="list213542419744381" text:continue-list="list8053963816429026414" text:style-name="L3">
        <text:list-item>
          <text:p text:style-name="P155">Body</text:p>
        </text:list-item>
      </text:list>
      <text:p text:style-name="P40">{</text:p>
      <text:p text:style-name="P82"><text:s text:c="2"/>"id": 1,</text:p>
      <text:p text:style-name="P82"><text:s text:c="2"/>"username": "admin",</text:p>
      <text:p text:style-name="P82"><text:s text:c="2"/>"email": "admin@zanvork.com",</text:p>
      <text:p text:style-name="P82"><text:s text:c="2"/>"roles": [</text:p>
      <text:p text:style-name="P82"><text:s text:c="4"/>"ROLE_ADMIN",</text:p>
      <text:p text:style-name="P82"><text:s text:c="4"/>"ROLE_USER"</text:p>
      <text:p text:style-name="P82"><text:s text:c="2"/>]</text:p>
      <text:p text:style-name="P82">}<text:tab/></text:p>
      <text:h text:style-name="P259" text:outline-level="3"/>
      <text:h text:style-name="P266" text:outline-level="3"><text:bookmark-start text:name="__RefHeading___Toc136_236450557"/>Get Summary [GET /summary]<text:bookmark-end text:name="__RefHeading___Toc136_236450557"/></text:h>
      <text:p text:style-name="P3">Get the <text:span text:style-name="T3">summary for the logged</text:span> in user</text:p>
      <text:p text:style-name="P19">Request</text:p>
      <text:list xml:id="list213542057206677" text:continue-list="list213542584608950" text:style-name="L2">
        <text:list-item>
          <text:p text:style-name="P134">Headers</text:p>
          <text:list>
            <text:list-item>
              <text:p text:style-name="P134">Authorization: <text:span text:style-name="T2">Bearer</text:span> <text:span text:style-name="T2">USER_ACCESS_TOKEN</text:span></text:p>
            </text:list-item>
          </text:list>
        </text:list-item>
      </text:list>
      <text:p text:style-name="P19">Response (application/json) 200</text:p>
      <text:list xml:id="list3780521161128588112" text:style-name="L4">
        <text:list-item>
          <text:p text:style-name="P156">Body</text:p>
        </text:list-item>
      </text:list>
      <text:p text:style-name="P301">{</text:p>
      <text:p text:style-name="P300"><text:s text:c="2"/>"user": {</text:p>
      <text:p text:style-name="P300"><text:s text:c="4"/>"id": 2,</text:p>
      <text:p text:style-name="P300"><text:s text:c="4"/>"username": "test_user",</text:p>
      <text:p text:style-name="P300"><text:s text:c="4"/>"email": "test_user@zanvork.com",</text:p>
      <text:p text:style-name="P300"><text:s text:c="4"/>"roles": [</text:p>
      <text:p text:style-name="P300"><text:s text:c="6"/>"ROLE_USER"</text:p>
      <text:p text:style-name="P300"><text:s text:c="4"/>]</text:p>
      <text:p text:style-name="P300"><text:s text:c="2"/>},</text:p>
      <text:p text:style-name="P300"><text:s text:c="2"/>"characters": [</text:p>
      <text:p text:style-name="P300"><text:s text:c="4"/>{</text:p>
      <text:p text:style-name="P300"><text:s text:c="6"/>"id": 10,</text:p>
      <text:p text:style-name="P300"><text:s text:c="6"/>"name": "Emerkai",</text:p>
      <text:p text:style-name="P300"><text:s text:c="6"/>"realm": "quel'thalas_eu",</text:p>
      <text:p text:style-name="P300"><text:s text:c="6"/>"className": "Priest",</text:p>
      <text:p text:style-name="P300"><text:s text:c="6"/>"mainSpec": "Holy",</text:p>
      <text:p text:style-name="P300"><text:s text:c="6"/>"offspec": "Discipline"</text:p>
      <text:p text:style-name="P300"><text:s text:c="4"/>},</text:p>
      <text:p text:style-name="P300"><text:s text:c="4"/>{</text:p>
      <text:p text:style-name="P300"><text:s text:c="6"/>"id": 1,</text:p>
      <text:p text:style-name="P300"><text:s text:c="6"/>"name": "Haseo",</text:p>
      <text:p text:style-name="P300"><text:s text:c="6"/>"realm": "quel'thalas_eu",</text:p>
      <text:p text:style-name="P300"><text:s text:c="6"/>"className": "Hunter",</text:p>
      <text:p text:style-name="P300"><text:s text:c="6"/>"mainSpec": "Marksmanship",</text:p>
      <text:p text:style-name="P300"><text:s text:c="6"/>"offspec": "Beast Mastery"</text:p>
      <text:p text:style-name="P300"><text:s text:c="4"/>}</text:p>
      <text:p text:style-name="P300"><text:s text:c="2"/>],</text:p>
      <text:p text:style-name="P300"><text:s text:c="2"/>"guilds": [</text:p>
      <text:p text:style-name="P300"><text:s text:c="4"/>{</text:p>
      <text:p text:style-name="P300"><text:s text:c="6"/>"id": 1,</text:p>
      <text:p text:style-name="P300"><text:s text:c="6"/>"name": "Lore",</text:p>
      <text:p text:style-name="P300"><text:s text:c="6"/>"realm": "quel'thalas_eu"</text:p>
      <text:p text:style-name="P300"><text:s text:c="4"/>}</text:p>
      <text:p text:style-name="P300"><text:s text:c="2"/>],</text:p>
      <text:p text:style-name="P300"><text:s text:c="2"/>"teams": [</text:p>
      <text:p text:style-name="P300"><text:s text:c="4"/>{</text:p>
      <text:p text:style-name="P300"><text:s text:c="6"/>"id": 2,</text:p>
      <text:p text:style-name="P300"><text:s text:c="6"/>"name": "Lore Main Raid Team",</text:p>
      <text:p text:style-name="P300"><text:s text:c="6"/>"region": "EU"</text:p>
      <text:p text:style-name="P300"><text:soft-page-break/><text:s text:c="4"/>}</text:p>
      <text:p text:style-name="P300"><text:s text:c="2"/>],</text:p>
      <text:p text:style-name="P300"><text:s text:c="2"/>"ownershipRequests": [],</text:p>
      <text:p text:style-name="P300"><text:s text:c="2"/>"teamInvites": []</text:p>
      <text:p text:style-name="P300">}</text:p>
      <text:h text:style-name="P260" text:outline-level="3"/>
      <text:h text:style-name="P267" text:outline-level="3"><text:bookmark-start text:name="__DdeLink__125_236450557"/><text:bookmark-start text:name="__RefHeading___Toc138_236450557"/>Signup [POST /signup]<text:bookmark-end text:name="__DdeLink__125_236450557"/><text:bookmark-end text:name="__RefHeading___Toc138_236450557"/></text:h>
      <text:p text:style-name="P4">Create a user with the posted details</text:p>
      <text:p text:style-name="P20">Request</text:p>
      <text:list xml:id="list213542317627433" text:continue-list="list213542057206677" text:style-name="L2">
        <text:list-item>
          <text:p text:style-name="P135">Headers</text:p>
          <text:list>
            <text:list-item>
              <text:p text:style-name="P135">Authorization: <text:span text:style-name="T2">Basic</text:span> SECRETCODEHERE==</text:p>
            </text:list-item>
            <text:list-item>
              <text:p text:style-name="P224">Content-Type: application/json</text:p>
            </text:list-item>
          </text:list>
        </text:list-item>
      </text:list>
      <text:list xml:id="list4130153744266228337" text:style-name="L5">
        <text:list-item>
          <text:p text:style-name="P157">Body</text:p>
        </text:list-item>
      </text:list>
      <text:p text:style-name="P41">{</text:p>
      <text:p text:style-name="P83"><text:s text:c="4"/>"username": "test_user",</text:p>
      <text:p text:style-name="P83"><text:s text:c="4"/>"email" : "test_user@zanvork.com",</text:p>
      <text:p text:style-name="P83"><text:s text:c="4"/>"password" : "my_password"</text:p>
      <text:p text:style-name="P83">}</text:p>
      <text:h text:style-name="P261" text:outline-level="3"/>
      <text:p text:style-name="P20">Response (application/json) 200</text:p>
      <text:list xml:id="list213541025608955" text:continue-numbering="true" text:style-name="L5">
        <text:list-item>
          <text:p text:style-name="P158">Body</text:p>
        </text:list-item>
      </text:list>
      <text:p text:style-name="P50">{</text:p>
      <text:p text:style-name="P93"><text:s text:c="2"/>"id": 2,</text:p>
      <text:p text:style-name="P93"><text:s text:c="2"/>"username": "test_user",</text:p>
      <text:p text:style-name="P93"><text:s text:c="2"/>"email": "test_user@zanvork.com",</text:p>
      <text:p text:style-name="P93"><text:s text:c="2"/>"roles": [</text:p>
      <text:p text:style-name="P93"><text:s text:c="4"/>"ROLE_USER"</text:p>
      <text:p text:style-name="P93"><text:s text:c="2"/>]</text:p>
      <text:p text:style-name="P93">}</text:p>
      <text:h text:style-name="P262" text:outline-level="3"/>
      <text:h text:style-name="P268" text:outline-level="3"><text:bookmark-start text:name="__RefHeading___Toc140_236450557"/>Change password [PUT /password]<text:bookmark-end text:name="__RefHeading___Toc140_236450557"/></text:h>
      <text:p text:style-name="P5"><text:bookmark-start text:name="__DdeLink__158_236450557"/>Change the user's <text:span text:style-name="T4">password</text:span></text:p>
      <text:p text:style-name="P21">Request</text:p>
      <text:list xml:id="list213542206633544" text:continue-list="list213542317627433" text:style-name="L2">
        <text:list-item>
          <text:p text:style-name="P136">Headers</text:p>
          <text:list>
            <text:list-item>
              <text:p text:style-name="P136">Authorization: <text:span text:style-name="T4">Bearer</text:span> <text:span text:style-name="T4">USER_ACCESS_TOKEN</text:span></text:p>
            </text:list-item>
            <text:list-item>
              <text:p text:style-name="P225">Content-Type: application/json</text:p>
            </text:list-item>
          </text:list>
        </text:list-item>
      </text:list>
      <text:list xml:id="list5794126718732181918" text:style-name="L6">
        <text:list-item>
          <text:p text:style-name="P160">Body</text:p>
        </text:list-item>
      </text:list>
      <text:p text:style-name="P42">{</text:p>
      <text:p text:style-name="P85"><text:s text:c="4"/><text:span text:style-name="T4">"oldPassword": "old_password",</text:span></text:p>
      <text:p text:style-name="P104"><text:s text:c="4"/>"newPassword" : "new_password"</text:p>
      <text:p text:style-name="P84">}</text:p>
      <text:h text:style-name="P249" text:outline-level="3"><text:bookmark-start text:name="__RefHeading___Toc161_236450557"/>Response 20<text:span text:style-name="T4">4</text:span><text:bookmark-end text:name="__RefHeading___Toc161_236450557"/><text:bookmark-end text:name="__DdeLink__158_236450557"/></text:h>
      <text:list xml:id="list162003214522867388" text:style-name="L7">
        <text:list-item>
          <text:h text:style-name="P242" text:outline-level="3"><text:bookmark-start text:name="__RefHeading___Toc175_236450557"/>No Content<text:bookmark-end text:name="__RefHeading___Toc175_236450557"/></text:h>
        </text:list-item>
      </text:list>
      <text:h text:style-name="P268" text:outline-level="3"><text:bookmark-start text:name="__RefHeading___Toc142_236450557"/>Admin Delete user [DELETE /admin/{userid}]<text:bookmark-end text:name="__RefHeading___Toc142_236450557"/></text:h>
      <text:p text:style-name="Text_20_body"><text:bookmark-start text:name="__RefHeading___Toc163_236450557"/>NOT YET IMPLEMENTED<text:bookmark-end text:name="__RefHeading___Toc163_236450557"/></text:p>
      <text:h text:style-name="P267" text:outline-level="3"><text:bookmark-start text:name="__DdeLink__433_522066525"/><text:bookmark-start text:name="__RefHeading___Toc144_236450557"/><text:span text:style-name="T2">Admin Change password</text:span> [<text:span text:style-name="T2">PUT</text:span> /<text:span text:style-name="T2">admin/password</text:span>]<text:bookmark-end text:name="__DdeLink__433_522066525"/><text:bookmark-end text:name="__RefHeading___Toc144_236450557"/></text:h>
      <text:p text:style-name="P6">Change <text:span text:style-name="T5">a specified</text:span> user's <text:span text:style-name="T4">password</text:span></text:p>
      <text:p text:style-name="P22">Request</text:p>
      <text:list xml:id="list213540978072790" text:continue-list="list213542206633544" text:style-name="L2">
        <text:list-item>
          <text:p text:style-name="P137">Headers</text:p>
          <text:list>
            <text:list-item>
              <text:p text:style-name="P137">Authorization: <text:span text:style-name="T4">Bearer</text:span> <text:span text:style-name="T4">USER_ACCESS_TOKEN</text:span></text:p>
            </text:list-item>
            <text:list-item>
              <text:p text:style-name="P226">Content-Type: application/json</text:p>
            </text:list-item>
          </text:list>
        </text:list-item>
      </text:list>
      <text:list xml:id="list4859945544628199368" text:style-name="L8">
        <text:list-item>
          <text:p text:style-name="P161">Body</text:p>
        </text:list-item>
      </text:list>
      <text:p text:style-name="P43">{</text:p>
      <text:p text:style-name="P86"><text:s text:c="4"/><text:span text:style-name="T4">"userId": 1234,</text:span></text:p>
      <text:p text:style-name="P105"><text:s text:c="4"/>"newPassword" : "new_password"</text:p>
      <text:p text:style-name="P86">}</text:p>
      <text:h text:style-name="P250" text:outline-level="3"><text:bookmark-start text:name="__RefHeading___Toc165_236450557"/>Response 20<text:span text:style-name="T4">4</text:span><text:bookmark-end text:name="__RefHeading___Toc165_236450557"/></text:h>
      <text:list xml:id="list3529183060184038836" text:style-name="L9">
        <text:list-item>
          <text:h text:style-name="P243" text:outline-level="3"><text:bookmark-start text:name="__RefHeading___Toc177_236450557"/>No Content<text:bookmark-end text:name="__RefHeading___Toc177_236450557"/></text:h>
        </text:list-item>
      </text:list>
      <text:h text:style-name="P162" text:outline-level="3"/>
      <text:h text:style-name="P252" text:outline-level="2"/>
      <text:h text:style-name="P256" text:outline-level="2"><text:bookmark-start text:name="__RefHeading___Toc115_236450557"/>Characters [/characters]<text:bookmark-end text:name="__RefHeading___Toc115_236450557"/></text:h>
      <text:h text:style-name="P263" text:outline-level="3"><text:bookmark-start text:name="__RefHeading___Toc485_522066525"/><text:bookmark-start text:name="__DdeLink__476_522066525"/>Create Character [POST]<text:bookmark-end text:name="__RefHeading___Toc485_522066525"/></text:h>
      <text:p text:style-name="P7">Change the user's <text:span text:style-name="T4">password</text:span></text:p>
      <text:p text:style-name="P23">Request</text:p>
      <text:list xml:id="list213542274762773" text:continue-list="list213540978072790" text:style-name="L2">
        <text:list-item>
          <text:p text:style-name="P138">Headers</text:p>
          <text:list>
            <text:list-item>
              <text:p text:style-name="P138">Authorization: <text:span text:style-name="T4">Bearer</text:span> <text:span text:style-name="T4">USER_ACCESS_TOKEN</text:span></text:p>
            </text:list-item>
            <text:list-item>
              <text:p text:style-name="P227">Content-Type: application/json</text:p>
            </text:list-item>
          </text:list>
        </text:list-item>
      </text:list>
      <text:list xml:id="list2192402017054270300" text:style-name="L10">
        <text:list-item>
          <text:p text:style-name="P163">Body</text:p>
        </text:list-item>
      </text:list>
      <text:p text:style-name="P45">{</text:p>
      <text:p text:style-name="P87"><text:s text:c="4"/><text:span text:style-name="T4">"region": "eu",</text:span></text:p>
      <text:p text:style-name="P106"><text:s text:c="4"/>"<text:span text:style-name="T6">realm</text:span>" : "<text:span text:style-name="T6">quel'thalas</text:span>",</text:p>
      <text:p text:style-name="P106"><text:s text:c="4"/>"<text:span text:style-name="T6">name</text:span>" : "<text:span text:style-name="T6">emerkai</text:span> <text:s text:c="3"/></text:p>
      <text:p text:style-name="P87">}</text:p>
      <text:p text:style-name="P23">Response (application/json) 200</text:p>
      <text:list xml:id="list213542739274729" text:continue-list="list213541025608955" text:style-name="L5">
        <text:list-item>
          <text:p text:style-name="P159">Body</text:p>
        </text:list-item>
      </text:list>
      <text:p text:style-name="P51">{</text:p>
      <text:p text:style-name="P94"><text:s text:c="2"/>"id": <text:span text:style-name="T6">1</text:span>,</text:p>
      <text:p text:style-name="P94"><text:s text:c="2"/>"<text:span text:style-name="T6">name</text:span>": "<text:span text:style-name="T6">emerkai</text:span>",</text:p>
      <text:p text:style-name="P94"><text:s text:c="2"/>"<text:span text:style-name="T6">realm</text:span>": "<text:span text:style-name="T6">quel'thalas_eu</text:span>"</text:p>
      <text:p text:style-name="P94"><text:s text:c="2"/>"<text:span text:style-name="T6">className</text:span>": "<text:span text:style-name="T6">Priest</text:span>",</text:p>
      <text:p text:style-name="P94"><text:s text:c="2"/>"<text:span text:style-name="T6">mainSpec</text:span>": "<text:span text:style-name="T6">Holy</text:span>",</text:p>
      <text:p text:style-name="P94"><text:s text:c="2"/>"<text:span text:style-name="T6">offSpec</text:span>": "<text:span text:style-name="T6">Shadow</text:span>"</text:p>
      <text:p text:style-name="P94">}</text:p>
      <text:h text:style-name="P269" text:outline-level="3"><text:bookmark-start text:name="__RefHeading___Toc487_522066525"/>Get Character [GET /{region}/{realm}/{name}]<text:bookmark-end text:name="__RefHeading___Toc487_522066525"/><text:bookmark-start text:name="__DdeLink__444_522066525"/></text:h>
      <text:p text:style-name="P23">Request</text:p>
      <text:list xml:id="list213542741258171" text:continue-list="list213542274762773" text:style-name="L2">
        <text:list-item>
          <text:p text:style-name="P138">Headers</text:p>
          <text:list>
            <text:list-item>
              <text:p text:style-name="P138">Authorization: <text:span text:style-name="T4">Bearer</text:span> <text:span text:style-name="T4">USER_ACCESS_TOKEN</text:span></text:p>
            </text:list-item>
            <text:list-item>
              <text:p text:style-name="P227">Content-Type: application/json</text:p>
            </text:list-item>
          </text:list>
        </text:list-item>
      </text:list>
      <text:p text:style-name="P23">Response (application/json) 200</text:p>
      <text:list xml:id="list627811894308948591" text:style-name="L11">
        <text:list-item>
          <text:p text:style-name="P164">Body</text:p>
        </text:list-item>
      </text:list>
      <text:p text:style-name="P51">{</text:p>
      <text:p text:style-name="P94"><text:s text:c="2"/>"id": <text:span text:style-name="T6">1</text:span>,</text:p>
      <text:p text:style-name="P94"><text:s text:c="2"/>"<text:span text:style-name="T6">name</text:span>": "<text:span text:style-name="T6">emerkai</text:span>",</text:p>
      <text:p text:style-name="P94"><text:s text:c="2"/>"<text:span text:style-name="T6">realm</text:span>": "<text:span text:style-name="T6">quel'thalas_eu</text:span>"</text:p>
      <text:p text:style-name="P94"><text:s text:c="2"/>"<text:span text:style-name="T6">className</text:span>": "<text:span text:style-name="T6">Priest</text:span>",</text:p>
      <text:p text:style-name="P94"><text:s text:c="2"/>"<text:span text:style-name="T6">mainSpec</text:span>": "<text:span text:style-name="T6">Holy</text:span>",</text:p>
      <text:p text:style-name="P94"><text:s text:c="2"/>"<text:span text:style-name="T6">offSpec</text:span>": "<text:span text:style-name="T6">Shadow</text:span>"</text:p>
      <text:p text:style-name="P94">}<text:bookmark-end text:name="__DdeLink__444_522066525"/></text:p>
      <text:h text:style-name="P270" text:outline-level="3"><text:bookmark-start text:name="__RefHeading___Toc489_522066525"/>Get Character [GET /{id}]<text:bookmark-end text:name="__RefHeading___Toc489_522066525"/></text:h>
      <text:p text:style-name="P24"><text:bookmark-start text:name="__DdeLink__447_522066525"/>Request</text:p>
      <text:list xml:id="list213541041730685" text:continue-list="list213542741258171" text:style-name="L2">
        <text:list-item>
          <text:p text:style-name="P139">Headers</text:p>
          <text:list>
            <text:list-item>
              <text:p text:style-name="P139">Authorization: <text:span text:style-name="T4">Bearer</text:span> <text:span text:style-name="T4">USER_ACCESS_TOKEN</text:span></text:p>
            </text:list-item>
            <text:list-item>
              <text:p text:style-name="P228">Content-Type: application/json</text:p>
            </text:list-item>
          </text:list>
        </text:list-item>
      </text:list>
      <text:p text:style-name="P24">Response (application/json) 200</text:p>
      <text:list xml:id="list3976782555499959401" text:style-name="L12">
        <text:list-item>
          <text:p text:style-name="P165">Body</text:p>
        </text:list-item>
      </text:list>
      <text:p text:style-name="P52">{</text:p>
      <text:p text:style-name="P95"><text:s text:c="2"/>"id": <text:span text:style-name="T6">1</text:span>,</text:p>
      <text:p text:style-name="P95"><text:s text:c="2"/>"<text:span text:style-name="T6">name</text:span>": "<text:span text:style-name="T6">emerkai</text:span>",</text:p>
      <text:p text:style-name="P95"><text:s text:c="2"/>"<text:span text:style-name="T6">realm</text:span>": "<text:span text:style-name="T6">quel'thalas_eu</text:span>"</text:p>
      <text:p text:style-name="P95"><text:s text:c="2"/>"<text:span text:style-name="T6">className</text:span>": "<text:span text:style-name="T6">Priest</text:span>",</text:p>
      <text:p text:style-name="P95"><text:s text:c="2"/>"<text:span text:style-name="T6">mainSpec</text:span>": "<text:span text:style-name="T6">Holy</text:span>",</text:p>
      <text:p text:style-name="P95"><text:s text:c="2"/>"<text:span text:style-name="T6">offSpec</text:span>": "<text:span text:style-name="T6">Shadow</text:span>"</text:p>
      <text:p text:style-name="P11">}</text:p>
      <text:p text:style-name="P10"><text:bookmark-end text:name="__DdeLink__447_522066525"/></text:p>
      <text:h text:style-name="P273" text:outline-level="3"><text:bookmark-start text:name="__RefHeading___Toc491_522066525"/><text:bookmark-start text:name="__DdeLink__453_522066525"/>Update character [PUT /{id}]<text:bookmark-end text:name="__RefHeading___Toc491_522066525"/></text:h>
      <text:p text:style-name="P24">Request</text:p>
      <text:list xml:id="list213541674041253" text:continue-list="list213541041730685" text:style-name="L2">
        <text:list-item>
          <text:p text:style-name="P139">Headers</text:p>
          <text:list>
            <text:list-item>
              <text:p text:style-name="P139">Authorization: <text:span text:style-name="T4">Bearer</text:span> <text:span text:style-name="T4">USER_ACCESS_TOKEN</text:span></text:p>
            </text:list-item>
            <text:list-item>
              <text:p text:style-name="P228">Content-Type: application/json</text:p>
            </text:list-item>
          </text:list>
        </text:list-item>
      </text:list>
      <text:p text:style-name="P24">Response (application/json) 200</text:p>
      <text:list xml:id="list6471270719668706944" text:style-name="L13">
        <text:list-item>
          <text:p text:style-name="P166">Body</text:p>
        </text:list-item>
      </text:list>
      <text:p text:style-name="P52">{</text:p>
      <text:p text:style-name="P95"><text:s text:c="2"/>"id": <text:span text:style-name="T6">1</text:span>,</text:p>
      <text:p text:style-name="P95"><text:s text:c="2"/>"<text:span text:style-name="T6">name</text:span>": "<text:span text:style-name="T6">emerkai</text:span>",</text:p>
      <text:p text:style-name="P95"><text:s text:c="2"/>"<text:span text:style-name="T6">realm</text:span>": "<text:span text:style-name="T6">quel'thalas_eu</text:span>"</text:p>
      <text:p text:style-name="P95"><text:s text:c="2"/>"<text:span text:style-name="T6">className</text:span>": "<text:span text:style-name="T6">Priest</text:span>",</text:p>
      <text:p text:style-name="P95"><text:s text:c="2"/>"<text:span text:style-name="T6">mainSpec</text:span>": "<text:span text:style-name="T6">Holy</text:span>",</text:p>
      <text:p text:style-name="P95"><text:s text:c="2"/>"<text:span text:style-name="T6">offSpec</text:span>": "<text:span text:style-name="T6">Shadow</text:span>"</text:p>
      <text:p text:style-name="P11">}<text:bookmark-end text:name="__DdeLink__453_522066525"/></text:p>
      <text:p text:style-name="P14"/>
      <text:h text:style-name="P275" text:outline-level="3"><text:bookmark-start text:name="__RefHeading___Toc493_522066525"/><text:bookmark-start text:name="__DdeLink__455_522066525"/>Lock character [PUT /{id}/lock]<text:bookmark-end text:name="__RefHeading___Toc493_522066525"/></text:h>
      <text:p text:style-name="P25">Request</text:p>
      <text:list xml:id="list213541075260208" text:continue-list="list213541674041253" text:style-name="L2">
        <text:list-item>
          <text:p text:style-name="P140">Headers</text:p>
          <text:list>
            <text:list-item>
              <text:p text:style-name="P140">Authorization: <text:span text:style-name="T4">Bearer</text:span> <text:span text:style-name="T4">USER_ACCESS_TOKEN</text:span></text:p>
            </text:list-item>
            <text:list-item>
              <text:p text:style-name="P229">Content-Type: application/json</text:p>
            </text:list-item>
          </text:list>
        </text:list-item>
      </text:list>
      <text:p text:style-name="P25">Response (application/json) 200</text:p>
      <text:list xml:id="list6909780727071325585" text:style-name="L14">
        <text:list-item>
          <text:p text:style-name="P167">Body</text:p>
        </text:list-item>
      </text:list>
      <text:p text:style-name="P54">{</text:p>
      <text:p text:style-name="P96"><text:s text:c="2"/>"id": <text:span text:style-name="T6">1</text:span>,</text:p>
      <text:p text:style-name="P96"><text:s text:c="2"/>"<text:span text:style-name="T6">name</text:span>": "<text:span text:style-name="T6">emerkai</text:span>",</text:p>
      <text:p text:style-name="P96"><text:s text:c="2"/>"<text:span text:style-name="T6">realm</text:span>": "<text:span text:style-name="T6">quel'thalas_eu</text:span>"</text:p>
      <text:p text:style-name="P96"><text:s text:c="2"/>"<text:span text:style-name="T6">className</text:span>": "<text:span text:style-name="T6">Priest</text:span>",</text:p>
      <text:p text:style-name="P96"><text:s text:c="2"/>"<text:span text:style-name="T6">mainSpec</text:span>": "<text:span text:style-name="T6">Holy</text:span>",</text:p>
      <text:p text:style-name="P96"><text:s text:c="2"/>"<text:span text:style-name="T6">offSpec</text:span>": "<text:span text:style-name="T6">Shadow</text:span>"</text:p>
      <text:p text:style-name="P12">}</text:p>
      <text:h text:style-name="P275" text:outline-level="3"><text:bookmark-start text:name="__RefHeading___Toc495_522066525"/>Unlock Character [PUT /{id}/unlock]<text:bookmark-end text:name="__RefHeading___Toc495_522066525"/></text:h>
      <text:p text:style-name="P25">Request</text:p>
      <text:list xml:id="list213542747824492" text:continue-list="list213541075260208" text:style-name="L2">
        <text:list-item>
          <text:p text:style-name="P140">Headers</text:p>
          <text:list>
            <text:list-item>
              <text:p text:style-name="P140">Authorization: <text:span text:style-name="T4">Bearer</text:span> <text:span text:style-name="T4">USER_ACCESS_TOKEN</text:span></text:p>
            </text:list-item>
            <text:list-item>
              <text:p text:style-name="P229">Content-Type: application/json</text:p>
            </text:list-item>
          </text:list>
        </text:list-item>
      </text:list>
      <text:p text:style-name="P25">Response (application/json) 200</text:p>
      <text:list xml:id="list612970102401261092" text:style-name="L15">
        <text:list-item>
          <text:p text:style-name="P168">Body</text:p>
        </text:list-item>
      </text:list>
      <text:p text:style-name="P54">{</text:p>
      <text:p text:style-name="P96"><text:s text:c="2"/>"id": <text:span text:style-name="T6">1</text:span>,</text:p>
      <text:p text:style-name="P96"><text:s text:c="2"/>"<text:span text:style-name="T6">name</text:span>": "<text:span text:style-name="T6">emerkai</text:span>",</text:p>
      <text:p text:style-name="P96"><text:s text:c="2"/>"<text:span text:style-name="T6">realm</text:span>": "<text:span text:style-name="T6">quel'thalas_eu</text:span>"</text:p>
      <text:p text:style-name="P96"><text:s text:c="2"/>"<text:span text:style-name="T6">className</text:span>": "<text:span text:style-name="T6">Priest</text:span>",</text:p>
      <text:p text:style-name="P96"><text:s text:c="2"/>"<text:span text:style-name="T6">mainSpec</text:span>": "<text:span text:style-name="T6">Holy</text:span>",</text:p>
      <text:p text:style-name="P96"><text:s text:c="2"/>"<text:span text:style-name="T6">offSpec</text:span>": "<text:span text:style-name="T6">Shadow</text:span>"</text:p>
      <text:p text:style-name="P12">}<text:bookmark-end text:name="__DdeLink__455_522066525"/></text:p>
      <text:h text:style-name="P276" text:outline-level="3"><text:bookmark-start text:name="__RefHeading___Toc497_522066525"/>Lock character ownership [PUT /{id}/ownership/lock]<text:bookmark-end text:name="__RefHeading___Toc497_522066525"/></text:h>
      <text:p text:style-name="P26">Request</text:p>
      <text:list xml:id="list213541440183786" text:continue-list="list213542747824492" text:style-name="L2">
        <text:list-item>
          <text:p text:style-name="P141">Headers</text:p>
          <text:list>
            <text:list-item>
              <text:p text:style-name="P141">Authorization: <text:span text:style-name="T4">Bearer</text:span> <text:span text:style-name="T4">USER_ACCESS_TOKEN</text:span></text:p>
            </text:list-item>
            <text:list-item>
              <text:p text:style-name="P230">Content-Type: application/json</text:p>
            </text:list-item>
          </text:list>
        </text:list-item>
      </text:list>
      <text:p text:style-name="P26">Response (application/json) 200</text:p>
      <text:list xml:id="list3481565593994797740" text:style-name="L16">
        <text:list-item>
          <text:p text:style-name="P169">Body</text:p>
        </text:list-item>
      </text:list>
      <text:p text:style-name="P55">{</text:p>
      <text:p text:style-name="P97"><text:s text:c="2"/>"id": <text:span text:style-name="T6">1</text:span>,</text:p>
      <text:p text:style-name="P97"><text:s text:c="2"/>"<text:span text:style-name="T6">name</text:span>": "<text:span text:style-name="T6">emerkai</text:span>",</text:p>
      <text:p text:style-name="P97"><text:s text:c="2"/>"<text:span text:style-name="T6">realm</text:span>": "<text:span text:style-name="T6">quel'thalas_eu</text:span>"</text:p>
      <text:p text:style-name="P97"><text:s text:c="2"/>"<text:span text:style-name="T6">className</text:span>": "<text:span text:style-name="T6">Priest</text:span>",</text:p>
      <text:p text:style-name="P97"><text:s text:c="2"/>"<text:span text:style-name="T6">mainSpec</text:span>": "<text:span text:style-name="T6">Holy</text:span>",</text:p>
      <text:p text:style-name="P97"><text:s text:c="2"/>"<text:span text:style-name="T6">offSpec</text:span>": "<text:span text:style-name="T6">Shadow</text:span>"</text:p>
      <text:p text:style-name="P13">}</text:p>
      <text:h text:style-name="P276" text:outline-level="3"><text:bookmark-start text:name="__RefHeading___Toc499_522066525"/>Unlock Character Ownership [PUT /{id}/ownership/unlock]<text:bookmark-end text:name="__RefHeading___Toc499_522066525"/></text:h>
      <text:p text:style-name="P26">Request</text:p>
      <text:list xml:id="list213542840800374" text:continue-list="list213541440183786" text:style-name="L2">
        <text:list-item>
          <text:p text:style-name="P141">Headers</text:p>
          <text:list>
            <text:list-item>
              <text:p text:style-name="P141">Authorization: <text:span text:style-name="T4">Bearer</text:span> <text:span text:style-name="T4">USER_ACCESS_TOKEN</text:span></text:p>
            </text:list-item>
            <text:list-item>
              <text:p text:style-name="P230">Content-Type: application/json</text:p>
            </text:list-item>
          </text:list>
        </text:list-item>
      </text:list>
      <text:p text:style-name="P26">Response (application/json) 200</text:p>
      <text:list xml:id="list6474413892833322218" text:style-name="L17">
        <text:list-item>
          <text:p text:style-name="P170">Body</text:p>
        </text:list-item>
      </text:list>
      <text:p text:style-name="P55">{</text:p>
      <text:p text:style-name="P97"><text:s text:c="2"/>"id": <text:span text:style-name="T6">1</text:span>,</text:p>
      <text:p text:style-name="P97"><text:s text:c="2"/>"<text:span text:style-name="T6">name</text:span>": "<text:span text:style-name="T6">emerkai</text:span>",</text:p>
      <text:p text:style-name="P97"><text:s text:c="2"/>"<text:span text:style-name="T6">realm</text:span>": "<text:span text:style-name="T6">quel'thalas_eu</text:span>"</text:p>
      <text:p text:style-name="P97"><text:s text:c="2"/>"<text:span text:style-name="T6">className</text:span>": "<text:span text:style-name="T6">Priest</text:span>",</text:p>
      <text:p text:style-name="P97"><text:s text:c="2"/>"<text:span text:style-name="T6">mainSpec</text:span>": "<text:span text:style-name="T6">Holy</text:span>",</text:p>
      <text:p text:style-name="P97"><text:s text:c="2"/>"<text:span text:style-name="T6">offSpec</text:span>": "<text:span text:style-name="T6">Shadow</text:span>"</text:p>
      <text:h text:style-name="P244" text:outline-level="3"><text:bookmark-start text:name="__RefHeading___Toc501_522066525"/><text:tab/>}<text:bookmark-end text:name="__RefHeading___Toc501_522066525"/></text:h>
      <text:h text:style-name="P279" text:outline-level="3"><text:bookmark-start text:name="__RefHeading___Toc503_522066525"/>Change ownership [PUT /{id}/ownership/change]<text:bookmark-end text:name="__RefHeading___Toc503_522066525"/></text:h>
      <text:p text:style-name="P27">Request</text:p>
      <text:list xml:id="list213542342797420" text:continue-list="list213542840800374" text:style-name="L2">
        <text:list-item>
          <text:p text:style-name="P142">Headers</text:p>
          <text:list>
            <text:list-item>
              <text:p text:style-name="P142">Authorization: <text:span text:style-name="T4">Bearer</text:span> <text:span text:style-name="T4">USER_ACCESS_TOKEN</text:span></text:p>
            </text:list-item>
            <text:list-item>
              <text:p text:style-name="P231">Content-Type: application/json</text:p>
            </text:list-item>
          </text:list>
        </text:list-item>
      </text:list>
      <text:list xml:id="list8332498690595048726" text:style-name="L18">
        <text:list-item>
          <text:p text:style-name="P171">Body</text:p>
        </text:list-item>
      </text:list>
      <text:p text:style-name="P46">{</text:p>
      <text:p text:style-name="P88"><text:s text:c="4"/><text:span text:style-name="T4">"userId": 2 <text:s text:c="3"/></text:span></text:p>
      <text:p text:style-name="P88">}</text:p>
      <text:p text:style-name="P27">Response (application/json) 200</text:p>
      <text:list xml:id="list395372203294241939" text:style-name="L19">
        <text:list-item>
          <text:p text:style-name="P172">Body</text:p>
        </text:list-item>
      </text:list>
      <text:p text:style-name="P56">{</text:p>
      <text:p text:style-name="P98"><text:s text:c="2"/>"<text:span text:style-name="T7">userId</text:span>": <text:span text:style-name="T6">1</text:span>,</text:p>
      <text:p text:style-name="P98"><text:s text:c="2"/>"<text:span text:style-name="T6">name</text:span>": "<text:span text:style-name="T6">emerkai</text:span>",</text:p>
      <text:p text:style-name="P98"><text:s text:c="2"/>"<text:span text:style-name="T6">realm</text:span>": "<text:span text:style-name="T6">quel'thalas_eu</text:span>"</text:p>
      <text:p text:style-name="P98"><text:s text:c="2"/>"<text:span text:style-name="T6">className</text:span>": "<text:span text:style-name="T6">Priest</text:span>",</text:p>
      <text:p text:style-name="P98"><text:s text:c="2"/>"<text:span text:style-name="T6">mainSpec</text:span>": "<text:span text:style-name="T6">Holy</text:span>",</text:p>
      <text:p text:style-name="P98"><text:s text:c="2"/>"<text:span text:style-name="T6">offSpec</text:span>": "<text:span text:style-name="T6">Shadow</text:span>"</text:p>
      <text:h text:style-name="P297" text:outline-level="3"><text:bookmark-start text:name="__RefHeading___Toc505_522066525"/>}<text:bookmark-end text:name="__RefHeading___Toc505_522066525"/></text:h>
      <text:h text:style-name="P282" text:outline-level="3"><text:bookmark-start text:name="__RefHeading___Toc507_522066525"/><text:bookmark-start text:name="__DdeLink__461_522066525"/>Take ownership [PUT /{id}/ownership/take]<text:bookmark-end text:name="__RefHeading___Toc507_522066525"/></text:h>
      <text:p text:style-name="P28">Request</text:p>
      <text:list xml:id="list213542305137213" text:continue-list="list213542342797420" text:style-name="L2">
        <text:list-item>
          <text:p text:style-name="P143">Headers</text:p>
          <text:list>
            <text:list-item>
              <text:p text:style-name="P143">Authorization: <text:span text:style-name="T4">Bearer</text:span> <text:span text:style-name="T4">USER_ACCESS_TOKEN</text:span></text:p>
            </text:list-item>
            <text:list-item>
              <text:p text:style-name="P232">Content-Type: application/json</text:p>
            </text:list-item>
          </text:list>
        </text:list-item>
      </text:list>
      <text:p text:style-name="P28">Response (application/json) 200</text:p>
      <text:list xml:id="list4622083013491490485" text:style-name="L20">
        <text:list-item>
          <text:p text:style-name="P173">Body</text:p>
        </text:list-item>
      </text:list>
      <text:p text:style-name="P57">{</text:p>
      <text:p text:style-name="P99"><text:s text:c="2"/>"<text:span text:style-name="T7">userId</text:span>": <text:span text:style-name="T6">1</text:span>,</text:p>
      <text:p text:style-name="P99"><text:s text:c="2"/>"<text:span text:style-name="T6">name</text:span>": "<text:span text:style-name="T6">emerkai</text:span>",</text:p>
      <text:p text:style-name="P99"><text:s text:c="2"/>"<text:span text:style-name="T6">realm</text:span>": "<text:span text:style-name="T6">quel'thalas_eu</text:span>"</text:p>
      <text:p text:style-name="P99"><text:s text:c="2"/>"<text:span text:style-name="T6">className</text:span>": "<text:span text:style-name="T6">Priest</text:span>",</text:p>
      <text:p text:style-name="P99"><text:s text:c="2"/>"<text:span text:style-name="T6">mainSpec</text:span>": "<text:span text:style-name="T6">Holy</text:span>",</text:p>
      <text:p text:style-name="P99"><text:s text:c="2"/>"<text:span text:style-name="T6">offSpec</text:span>": "<text:span text:style-name="T6">Shadow</text:span>"</text:p>
      <text:h text:style-name="P298" text:outline-level="3"><text:bookmark-start text:name="__RefHeading___Toc509_522066525"/>}<text:bookmark-end text:name="__RefHeading___Toc509_522066525"/></text:h>
      <text:h text:style-name="P252" text:outline-level="2"><text:bookmark-end text:name="__DdeLink__461_522066525"/></text:h>
      <text:h text:style-name="P285" text:outline-level="3"><text:bookmark-start text:name="__RefHeading___Toc511_522066525"/><text:bookmark-start text:name="__DdeLink__468_522066525"/>Request ownership [POST /{id}/ownership/request] <text:bookmark-end text:name="__RefHeading___Toc511_522066525"/></text:h>
      <text:p text:style-name="P29">Request</text:p>
      <text:list xml:id="list213541570241151" text:continue-list="list213542305137213" text:style-name="L2">
        <text:list-item>
          <text:p text:style-name="P144">Headers</text:p>
          <text:list>
            <text:list-item>
              <text:p text:style-name="P144">Authorization: <text:span text:style-name="T4">Bearer</text:span> <text:span text:style-name="T4">USER_ACCESS_TOKEN</text:span></text:p>
            </text:list-item>
          </text:list>
        </text:list-item>
      </text:list>
      <text:p text:style-name="P29">Response (application/json) 200</text:p>
      <text:list xml:id="list7269602081328145170" text:style-name="L21">
        <text:list-item>
          <text:p text:style-name="P174">Body</text:p>
        </text:list-item>
      </text:list>
      <text:p text:style-name="P59">{</text:p>
      <text:p text:style-name="P109"><text:s text:c="2"/>"requestId": 3,</text:p>
      <text:p text:style-name="P109"><text:s text:c="2"/>"requesterId": 10,</text:p>
      <text:p text:style-name="P109"><text:s text:c="2"/>"subjectId": 1,</text:p>
      <text:p text:style-name="P109"><text:s text:c="2"/>"ownerId": 2,</text:p>
      <text:p text:style-name="P109"><text:s text:c="2"/>"subjectType": "WarcraftCharacter"</text:p>
      <text:p text:style-name="P109">}<text:bookmark-end text:name="__DdeLink__468_522066525"/></text:p>
      <text:h text:style-name="P253" text:outline-level="2"/>
      <text:h text:style-name="P285" text:outline-level="3"><text:bookmark-start text:name="__RefHeading___Toc513_522066525"/>Reject ownership request [DELETE /{id}/ownership/request] <text:bookmark-end text:name="__RefHeading___Toc513_522066525"/></text:h>
      <text:p text:style-name="P8">Change the user's <text:span text:style-name="T4">password</text:span></text:p>
      <text:p text:style-name="P29">Request</text:p>
      <text:list xml:id="list213542881993762" text:continue-list="list213541570241151" text:style-name="L2">
        <text:list-item>
          <text:p text:style-name="P144">Headers</text:p>
          <text:list>
            <text:list-item>
              <text:p text:style-name="P144">Authorization: <text:span text:style-name="T4">Bearer</text:span> <text:span text:style-name="T4">USER_ACCESS_TOKEN</text:span></text:p>
            </text:list-item>
            <text:list-item>
              <text:p text:style-name="P233">Content-Type: application/json</text:p>
            </text:list-item>
          </text:list>
        </text:list-item>
      </text:list>
      <text:list xml:id="list1770296221176101726" text:style-name="L22">
        <text:list-item>
          <text:p text:style-name="P175">Body</text:p>
        </text:list-item>
      </text:list>
      <text:p text:style-name="P47">{</text:p>
      <text:p text:style-name="P89"><text:s text:c="4"/><text:span text:style-name="T4">"requestId": 3 <text:s text:c="3"/></text:span></text:p>
      <text:p text:style-name="P89">}</text:p>
      <text:p text:style-name="P29">Response <text:s/>20<text:span text:style-name="T8">4</text:span></text:p>
      <text:list xml:id="list5275689407099357975" text:style-name="L23">
        <text:list-item>
          <text:p text:style-name="P176">Body</text:p>
          <text:list>
            <text:list-item>
              <text:p text:style-name="P245">No content</text:p>
            </text:list-item>
          </text:list>
        </text:list-item>
      </text:list>
      <text:p text:style-name="P101"/>
      <text:h text:style-name="P288" text:outline-level="3"><text:bookmark-start text:name="__RefHeading___Toc515_522066525"/>Approve ownership request [PUT /{id}/ownership/request]<text:bookmark-end text:name="__RefHeading___Toc515_522066525"/></text:h>
      <text:p text:style-name="P30">Request</text:p>
      <text:list xml:id="list213542449480452" text:continue-list="list213542881993762" text:style-name="L2">
        <text:list-item>
          <text:p text:style-name="P145">Headers</text:p>
          <text:list>
            <text:list-item>
              <text:p text:style-name="P145">Authorization: <text:span text:style-name="T4">Bearer</text:span> <text:span text:style-name="T4">USER_ACCESS_TOKEN</text:span></text:p>
            </text:list-item>
            <text:list-item>
              <text:p text:style-name="P234">Content-Type: application/json</text:p>
            </text:list-item>
          </text:list>
        </text:list-item>
      </text:list>
      <text:list xml:id="list7232864498728482567" text:style-name="L24">
        <text:list-item>
          <text:p text:style-name="P177">Body</text:p>
        </text:list-item>
      </text:list>
      <text:p text:style-name="P44">{</text:p>
      <text:p text:style-name="P90"><text:s text:c="4"/><text:span text:style-name="T4">"requestId": 2 <text:s text:c="3"/></text:span></text:p>
      <text:p text:style-name="P90">}</text:p>
      <text:p text:style-name="P30">Response (application/json) 200</text:p>
      <text:list xml:id="list3215213786293709582" text:style-name="L25">
        <text:list-item>
          <text:p text:style-name="P178">Body</text:p>
        </text:list-item>
      </text:list>
      <text:p text:style-name="P53">{</text:p>
      <text:p text:style-name="P100"><text:s text:c="2"/>"<text:span text:style-name="T7">userId</text:span>": <text:span text:style-name="T6">1</text:span>,</text:p>
      <text:p text:style-name="P100"><text:s text:c="2"/>"<text:span text:style-name="T6">name</text:span>": "<text:span text:style-name="T6">emerkai</text:span>",</text:p>
      <text:p text:style-name="P100"><text:s text:c="2"/>"<text:span text:style-name="T6">realm</text:span>": "<text:span text:style-name="T6">quel'thalas_eu</text:span>"</text:p>
      <text:p text:style-name="P100"><text:s text:c="2"/>"<text:span text:style-name="T6">className</text:span>": "<text:span text:style-name="T6">Priest</text:span>",</text:p>
      <text:p text:style-name="P100"><text:s text:c="2"/>"<text:span text:style-name="T6">mainSpec</text:span>": "<text:span text:style-name="T6">Holy</text:span>",</text:p>
      <text:p text:style-name="P100"><text:s text:c="2"/>"<text:span text:style-name="T6">offSpec</text:span>": "<text:span text:style-name="T6">Shadow</text:span>"</text:p>
      <text:h text:style-name="P299" text:outline-level="3"><text:bookmark-start text:name="__RefHeading___Toc517_522066525"/>}<text:bookmark-end text:name="__RefHeading___Toc517_522066525"/><text:bookmark-end text:name="__DdeLink__476_522066525"/></text:h>
      <text:h text:style-name="P291" text:outline-level="3"><text:bookmark-start text:name="__RefHeading___Toc519_522066525"/>Create verification request [POST /{id}/ownership/verify] <text:bookmark-end text:name="__RefHeading___Toc519_522066525"/></text:h>
      <text:p text:style-name="P31">Request</text:p>
      <text:list xml:id="list213542053446169" text:continue-list="list213542449480452" text:style-name="L2">
        <text:list-item>
          <text:p text:style-name="P146">Headers</text:p>
          <text:list>
            <text:list-item>
              <text:p text:style-name="P146">Authorization: <text:span text:style-name="T4">Bearer</text:span> <text:span text:style-name="T4">USER_ACCESS_TOKEN</text:span></text:p>
            </text:list-item>
          </text:list>
        </text:list-item>
      </text:list>
      <text:p text:style-name="P31">Response (application/json) 200</text:p>
      <text:list xml:id="list8301328297454787202" text:style-name="L26">
        <text:list-item>
          <text:p text:style-name="P179">Body</text:p>
        </text:list-item>
      </text:list>
      <text:p text:style-name="P62">{</text:p>
      <text:p text:style-name="P112"><text:s text:c="2"/>"requestId": 4,</text:p>
      <text:p text:style-name="P112"><text:s text:c="2"/>"requesterId": 3,</text:p>
      <text:p text:style-name="P112"><text:s text:c="2"/>"subjectId": 1,</text:p>
      <text:p text:style-name="P112"><text:s text:c="2"/>"itemSlot": "MAINHAND"</text:p>
      <text:p text:style-name="P112">}<text:tab/></text:p>
      <text:h text:style-name="P288" text:outline-level="3"><text:bookmark-start text:name="__RefHeading___Toc521_522066525"/>Check verification request request [PUT /{id}/ownership/verify]<text:bookmark-end text:name="__RefHeading___Toc521_522066525"/></text:h>
      <text:p text:style-name="P30">Request</text:p>
      <text:list xml:id="list213540764992444" text:continue-list="list213542053446169" text:style-name="L2">
        <text:list-item>
          <text:p text:style-name="P145">Headers</text:p>
          <text:list>
            <text:list-item>
              <text:p text:style-name="P145">Authorization: <text:span text:style-name="T4">Bearer</text:span> <text:span text:style-name="T4">USER_ACCESS_TOKEN</text:span></text:p>
            </text:list-item>
            <text:list-item>
              <text:p text:style-name="P234">Content-Type: application/json</text:p>
            </text:list-item>
          </text:list>
        </text:list-item>
      </text:list>
      <text:list xml:id="list8551174433531840747" text:style-name="L27">
        <text:list-item>
          <text:p text:style-name="P180">Body</text:p>
        </text:list-item>
      </text:list>
      <text:p text:style-name="P44">{</text:p>
      <text:p text:style-name="P90"><text:s text:c="4"/><text:span text:style-name="T4">"requestId": 2 <text:s text:c="3"/></text:span></text:p>
      <text:p text:style-name="P90">}</text:p>
      <text:p text:style-name="P30">Response (application/json) 200</text:p>
      <text:list xml:id="list9003601446426184556" text:style-name="L28">
        <text:list-item>
          <text:p text:style-name="P181">Body</text:p>
        </text:list-item>
      </text:list>
      <text:p text:style-name="P53">{</text:p>
      <text:p text:style-name="P100"><text:s text:c="2"/>"<text:span text:style-name="T7">userId</text:span>": <text:span text:style-name="T6">1</text:span>,</text:p>
      <text:p text:style-name="P100"><text:s text:c="2"/>"<text:span text:style-name="T6">name</text:span>": "<text:span text:style-name="T6">emerkai</text:span>",</text:p>
      <text:p text:style-name="P100"><text:s text:c="2"/>"<text:span text:style-name="T6">realm</text:span>": "<text:span text:style-name="T6">quel'thalas_eu</text:span>"</text:p>
      <text:p text:style-name="P100"><text:s text:c="2"/>"<text:span text:style-name="T6">className</text:span>": "<text:span text:style-name="T6">Priest</text:span>",</text:p>
      <text:p text:style-name="P100"><text:s text:c="2"/>"<text:span text:style-name="T6">mainSpec</text:span>": "<text:span text:style-name="T6">Holy</text:span>",</text:p>
      <text:p text:style-name="P100"><text:s text:c="2"/>"<text:span text:style-name="T6">offSpec</text:span>": "<text:span text:style-name="T6">Shadow</text:span>"</text:p>
      <text:h text:style-name="P299" text:outline-level="3"><text:bookmark-start text:name="__RefHeading___Toc523_522066525"/>}<text:bookmark-end text:name="__RefHeading___Toc523_522066525"/></text:h>
      <text:h text:style-name="P256" text:outline-level="2"><text:bookmark-start text:name="__RefHeading___Toc117_236450557"/>Guilds [/guilds]<text:bookmark-end text:name="__RefHeading___Toc117_236450557"/></text:h>
      <text:h text:style-name="P264" text:outline-level="3"><text:bookmark-start text:name="__RefHeading___Toc525_522066525"/>Create guild [POST]<text:bookmark-end text:name="__RefHeading___Toc525_522066525"/></text:h>
      <text:p text:style-name="P32">Request</text:p>
      <text:list xml:id="list213542504188413" text:continue-list="list213540764992444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list xml:id="list7939376227490755937" text:style-name="L29">
        <text:list-item>
          <text:p text:style-name="P182">Body</text:p>
        </text:list-item>
      </text:list>
      <text:p text:style-name="P48">{</text:p>
      <text:p text:style-name="P91"><text:s text:c="4"/><text:span text:style-name="T4">"region": "eu",</text:span></text:p>
      <text:p text:style-name="P107"><text:s text:c="4"/>"<text:span text:style-name="T6">realm</text:span>" : "<text:span text:style-name="T6">quel'thalas</text:span>",</text:p>
      <text:p text:style-name="P107"><text:s text:c="4"/>"<text:span text:style-name="T6">name</text:span>" : "<text:span text:style-name="T9">lore</text:span> <text:s text:c="3"/></text:p>
      <text:p text:style-name="P91">}</text:p>
      <text:p text:style-name="P32">Response (application/json) 200</text:p>
      <text:list xml:id="list1623830131477617615" text:style-name="L30">
        <text:list-item>
          <text:p text:style-name="P183">Body</text:p>
        </text:list-item>
      </text:list>
      <text:p text:style-name="P63">{</text:p>
      <text:p text:style-name="P113"><text:s text:c="2"/>"id": 1,</text:p>
      <text:p text:style-name="P113"><text:s text:c="2"/>"name": "Lore",</text:p>
      <text:p text:style-name="P113"><text:s text:c="2"/>"realm": "quel'thalas_eu"</text:p>
      <text:p text:style-name="P113">}</text:p>
      <text:h text:style-name="P271" text:outline-level="3"><text:bookmark-start text:name="__RefHeading___Toc527_522066525"/>Get Guild [GET /{region}/{realm}/{name}]<text:bookmark-end text:name="__RefHeading___Toc527_522066525"/><text:bookmark-start text:name="__DdeLink__444_52206652528"/></text:h>
      <text:p text:style-name="P32">Request</text:p>
      <text:list xml:id="list213542227260579" text:continue-list="list213542504188413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p text:style-name="P32">Response (application/json) 200</text:p>
      <text:list xml:id="list1552216236340719819" text:style-name="L31">
        <text:list-item>
          <text:p text:style-name="P184">Body</text:p>
        </text:list-item>
      </text:list>
      <text:p text:style-name="P64"><text:bookmark-end text:name="__DdeLink__444_52206652528"/>{</text:p>
      <text:p text:style-name="P114"><text:s text:c="2"/>"id": 1,</text:p>
      <text:p text:style-name="P114"><text:s text:c="2"/>"name": "Lore",</text:p>
      <text:p text:style-name="P114"><text:s text:c="2"/>"realm": "quel'thalas_eu"</text:p>
      <text:p text:style-name="P114">}</text:p>
      <text:h text:style-name="P271" text:outline-level="3"><text:bookmark-start text:name="__RefHeading___Toc529_522066525"/>Get guild [GET /{id}]<text:bookmark-end text:name="__RefHeading___Toc529_522066525"/></text:h>
      <text:p text:style-name="P32"><text:bookmark-start text:name="__DdeLink__447_52206652529"/>Request</text:p>
      <text:list xml:id="list213542187396093" text:continue-list="list213542227260579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p text:style-name="P32">Response (application/json) 200</text:p>
      <text:list xml:id="list2089795317166770870" text:style-name="L32">
        <text:list-item>
          <text:p text:style-name="P185">Body</text:p>
        </text:list-item>
      </text:list>
      <text:p text:style-name="P65">{</text:p>
      <text:p text:style-name="P115"><text:s text:c="2"/>"id": 1,</text:p>
      <text:p text:style-name="P115"><text:s text:c="2"/>"name": "Lore",</text:p>
      <text:p text:style-name="P115"><text:s text:c="2"/>"realm": "quel'thalas_eu"</text:p>
      <text:p text:style-name="P115">}</text:p>
      <text:p text:style-name="P15"><text:bookmark-end text:name="__DdeLink__447_52206652529"/></text:p>
      <text:h text:style-name="P274" text:outline-level="3"><text:bookmark-start text:name="__RefHeading___Toc531_522066525"/><text:bookmark-start text:name="__DdeLink__453_52206652530"/>Update guild [PUT /{id}]<text:bookmark-end text:name="__RefHeading___Toc531_522066525"/></text:h>
      <text:p text:style-name="P32">Request</text:p>
      <text:list xml:id="list213541949272035" text:continue-list="list213542187396093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p text:style-name="P32">Response (application/json) 200</text:p>
      <text:list xml:id="list3389062126813842679" text:style-name="L33">
        <text:list-item>
          <text:p text:style-name="P186">Body</text:p>
        </text:list-item>
      </text:list>
      <text:p text:style-name="P66"><text:bookmark-end text:name="__DdeLink__453_52206652530"/>{</text:p>
      <text:p text:style-name="P116"><text:s text:c="2"/>"id": 1,</text:p>
      <text:p text:style-name="P116"><text:s text:c="2"/>"name": "Lore",</text:p>
      <text:p text:style-name="P116"><text:s text:c="2"/>"realm": "quel'thalas_eu"</text:p>
      <text:p text:style-name="P116">}</text:p>
      <text:p text:style-name="P15"/>
      <text:h text:style-name="P277" text:outline-level="3"><text:bookmark-start text:name="__RefHeading___Toc533_522066525"/><text:bookmark-start text:name="__DdeLink__455_52206652531"/>Lock guild [PUT /{id}/lock]<text:bookmark-end text:name="__RefHeading___Toc533_522066525"/></text:h>
      <text:p text:style-name="P32">Request</text:p>
      <text:list xml:id="list213542643809702" text:continue-list="list213541949272035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p text:style-name="P32">Response (application/json) 200</text:p>
      <text:list xml:id="list6958574467258245159" text:style-name="L34">
        <text:list-item>
          <text:p text:style-name="P187">Body</text:p>
        </text:list-item>
      </text:list>
      <text:p text:style-name="P67">{</text:p>
      <text:p text:style-name="P117"><text:s text:c="2"/>"id": 1,</text:p>
      <text:p text:style-name="P117"><text:s text:c="2"/>"name": "Lore",</text:p>
      <text:p text:style-name="P117"><text:s text:c="2"/>"realm": "quel'thalas_eu"</text:p>
      <text:p text:style-name="P117">}</text:p>
      <text:h text:style-name="P277" text:outline-level="3"><text:bookmark-start text:name="__RefHeading___Toc535_522066525"/>Unlock guild [PUT /{id}/unlock]<text:bookmark-end text:name="__RefHeading___Toc535_522066525"/></text:h>
      <text:p text:style-name="P32">Request</text:p>
      <text:list xml:id="list213541871161106" text:continue-list="list213542643809702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p text:style-name="P32">Response (application/json) 200</text:p>
      <text:list xml:id="list8802538797693152457" text:style-name="L35">
        <text:list-item>
          <text:p text:style-name="P188">Body</text:p>
        </text:list-item>
      </text:list>
      <text:p text:style-name="P67"><text:bookmark-end text:name="__DdeLink__455_52206652531"/>{</text:p>
      <text:p text:style-name="P117"><text:s text:c="2"/>"id": 1,</text:p>
      <text:p text:style-name="P117"><text:s text:c="2"/>"name": "Lore",</text:p>
      <text:p text:style-name="P117"><text:s text:c="2"/>"realm": "quel'thalas_eu"</text:p>
      <text:p text:style-name="P117">}</text:p>
      <text:h text:style-name="P277" text:outline-level="3"><text:bookmark-start text:name="__RefHeading___Toc537_522066525"/>Lock character ownership [PUT /{id}/ownership/lock]<text:bookmark-end text:name="__RefHeading___Toc537_522066525"/></text:h>
      <text:p text:style-name="P32">Request</text:p>
      <text:list xml:id="list213542840544623" text:continue-list="list213541871161106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p text:style-name="P32">Response (application/json) 200</text:p>
      <text:list xml:id="list5192995079796189455" text:style-name="L36">
        <text:list-item>
          <text:p text:style-name="P189">Body</text:p>
        </text:list-item>
      </text:list>
      <text:p text:style-name="P68">{</text:p>
      <text:p text:style-name="P118"><text:s text:c="2"/>"id": 1,</text:p>
      <text:p text:style-name="P118"><text:s text:c="2"/>"name": "Lore",</text:p>
      <text:p text:style-name="P118"><text:s text:c="2"/>"realm": "quel'thalas_eu"</text:p>
      <text:p text:style-name="P118">}</text:p>
      <text:h text:style-name="P277" text:outline-level="3"><text:bookmark-start text:name="__RefHeading___Toc539_522066525"/>Unlock Character Ownership [PUT /{id}/ownership/unlock]<text:bookmark-end text:name="__RefHeading___Toc539_522066525"/></text:h>
      <text:p text:style-name="P32">Request</text:p>
      <text:list xml:id="list213541472394804" text:continue-list="list213542840544623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p text:style-name="P32">Response (application/json) 200</text:p>
      <text:list xml:id="list223597657658017684" text:style-name="L37">
        <text:list-item>
          <text:p text:style-name="P190">Body</text:p>
        </text:list-item>
      </text:list>
      <text:p text:style-name="P68">{</text:p>
      <text:p text:style-name="P118"><text:s text:c="2"/>"id": 1,</text:p>
      <text:p text:style-name="P118"><text:s text:c="2"/>"name": "Lore",</text:p>
      <text:p text:style-name="P118"><text:s text:c="2"/>"realm": "quel'thalas_eu"</text:p>
      <text:p text:style-name="P118">}</text:p>
      <text:h text:style-name="P280" text:outline-level="3"><text:bookmark-start text:name="__RefHeading___Toc541_522066525"/>Change ownership [PUT /{id}/ownership/change]<text:bookmark-end text:name="__RefHeading___Toc541_522066525"/></text:h>
      <text:p text:style-name="P32">Request</text:p>
      <text:list xml:id="list213542546715117" text:continue-list="list213541472394804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list xml:id="list1934157650873367321" text:style-name="L38">
        <text:list-item>
          <text:p text:style-name="P191">Body</text:p>
        </text:list-item>
      </text:list>
      <text:p text:style-name="P48">{</text:p>
      <text:p text:style-name="P91"><text:s text:c="4"/><text:span text:style-name="T4">"userId": 2 <text:s text:c="3"/></text:span></text:p>
      <text:p text:style-name="P91">}</text:p>
      <text:p text:style-name="P32">Response (application/json) 200</text:p>
      <text:list xml:id="list1893218465392092784" text:style-name="L39">
        <text:list-item>
          <text:p text:style-name="P192">Body</text:p>
        </text:list-item>
      </text:list>
      <text:p text:style-name="P69">{</text:p>
      <text:p text:style-name="P119"><text:s text:c="2"/>"id": 1,</text:p>
      <text:p text:style-name="P119"><text:s text:c="2"/>"name": "Lore",</text:p>
      <text:p text:style-name="P119"><text:s text:c="2"/>"realm": "quel'thalas_eu"</text:p>
      <text:p text:style-name="P119">}</text:p>
      <text:h text:style-name="P283" text:outline-level="3"><text:bookmark-start text:name="__RefHeading___Toc543_522066525"/><text:bookmark-start text:name="__DdeLink__461_52206652532"/>Take ownership [PUT /{id}/ownership/take]<text:bookmark-end text:name="__RefHeading___Toc543_522066525"/></text:h>
      <text:p text:style-name="P32">Request</text:p>
      <text:list xml:id="list213541763115426" text:continue-list="list213542546715117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p text:style-name="P32">Response (application/json) 200</text:p>
      <text:list xml:id="list443706990781418737" text:style-name="L40">
        <text:list-item>
          <text:p text:style-name="P193">Body</text:p>
        </text:list-item>
      </text:list>
      <text:p text:style-name="P70">{</text:p>
      <text:p text:style-name="P120"><text:s text:c="2"/>"id": 1,</text:p>
      <text:p text:style-name="P120"><text:s text:c="2"/>"name": "Lore",</text:p>
      <text:p text:style-name="P120"><text:s text:c="2"/>"realm": "quel'thalas_eu"</text:p>
      <text:p text:style-name="P120">}</text:p>
      <text:h text:style-name="P254" text:outline-level="2"><text:bookmark-end text:name="__DdeLink__461_52206652532"/></text:h>
      <text:h text:style-name="P286" text:outline-level="3"><text:bookmark-start text:name="__RefHeading___Toc545_522066525"/><text:bookmark-start text:name="__DdeLink__468_52206652533"/>Request ownership [POST /{id}/ownership/request] <text:bookmark-end text:name="__RefHeading___Toc545_522066525"/></text:h>
      <text:p text:style-name="P32">Request</text:p>
      <text:list xml:id="list213541524947164" text:continue-list="list213541763115426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</text:list>
        </text:list-item>
      </text:list>
      <text:p text:style-name="P32">Response (application/json) 200</text:p>
      <text:list xml:id="list1848573282248137497" text:style-name="L41">
        <text:list-item>
          <text:p text:style-name="P194">Body</text:p>
        </text:list-item>
      </text:list>
      <text:p text:style-name="P60">{</text:p>
      <text:p text:style-name="P110"><text:s text:c="2"/>"requestId": 3,</text:p>
      <text:p text:style-name="P110"><text:s text:c="2"/>"requesterId": 10,</text:p>
      <text:p text:style-name="P110"><text:s text:c="2"/>"subjectId": 1,</text:p>
      <text:p text:style-name="P110"><text:s text:c="2"/>"ownerId": 2,</text:p>
      <text:p text:style-name="P110"><text:s text:c="2"/>"subjectType": "<text:span text:style-name="T10">Guild</text:span>"</text:p>
      <text:p text:style-name="P110">}<text:bookmark-end text:name="__DdeLink__468_52206652533"/></text:p>
      <text:h text:style-name="P254" text:outline-level="2"/>
      <text:h text:style-name="P286" text:outline-level="3"><text:bookmark-start text:name="__RefHeading___Toc547_522066525"/>Reject ownership request [DELETE /{id}/ownership/request] <text:bookmark-end text:name="__RefHeading___Toc547_522066525"/></text:h>
      <text:p text:style-name="P32">Request</text:p>
      <text:list xml:id="list213541553015959" text:continue-list="list213541524947164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list xml:id="list2562270874972516720" text:style-name="L42">
        <text:list-item>
          <text:p text:style-name="P195">Body</text:p>
        </text:list-item>
      </text:list>
      <text:p text:style-name="P48">{</text:p>
      <text:p text:style-name="P91"><text:s text:c="4"/><text:span text:style-name="T4">"requestId": 3 <text:s text:c="3"/></text:span></text:p>
      <text:p text:style-name="P91">}</text:p>
      <text:p text:style-name="P32">Response <text:s/>20<text:span text:style-name="T8">4</text:span></text:p>
      <text:list xml:id="list2301429036319243943" text:style-name="L43">
        <text:list-item>
          <text:p text:style-name="P196">Body</text:p>
          <text:list>
            <text:list-item>
              <text:p text:style-name="P246">No content</text:p>
            </text:list-item>
          </text:list>
        </text:list-item>
      </text:list>
      <text:p text:style-name="P102"/>
      <text:h text:style-name="P289" text:outline-level="3"><text:bookmark-start text:name="__RefHeading___Toc549_522066525"/>Approve ownership request [PUT /{id}/ownership/request]<text:bookmark-end text:name="__RefHeading___Toc549_522066525"/></text:h>
      <text:p text:style-name="P32">Request</text:p>
      <text:list xml:id="list213540874586386" text:continue-list="list213541553015959" text:style-name="L2">
        <text:list-item>
          <text:p text:style-name="P147">Headers</text:p>
          <text:list>
            <text:list-item>
              <text:p text:style-name="P147">Authorization: <text:span text:style-name="T4">Bearer</text:span> <text:span text:style-name="T4">USER_ACCESS_TOKEN</text:span></text:p>
            </text:list-item>
            <text:list-item>
              <text:p text:style-name="P235">Content-Type: application/json</text:p>
            </text:list-item>
          </text:list>
        </text:list-item>
      </text:list>
      <text:list xml:id="list8125753218289342510" text:style-name="L44">
        <text:list-item>
          <text:p text:style-name="P197">Body</text:p>
        </text:list-item>
      </text:list>
      <text:p text:style-name="P48">{</text:p>
      <text:p text:style-name="P91"><text:s text:c="4"/><text:span text:style-name="T4">"requestId": 2 <text:s text:c="3"/></text:span></text:p>
      <text:p text:style-name="P91">}</text:p>
      <text:p text:style-name="P32">Response (application/json) 200</text:p>
      <text:list xml:id="list2372557688594660721" text:style-name="L45">
        <text:list-item>
          <text:p text:style-name="P198">Body</text:p>
        </text:list-item>
      </text:list>
      <text:p text:style-name="P71">{</text:p>
      <text:p text:style-name="P121"><text:s text:c="2"/>"id": 1,</text:p>
      <text:p text:style-name="P121"><text:s text:c="2"/>"name": "Lore",</text:p>
      <text:p text:style-name="P121"><text:s text:c="2"/>"realm": "quel'thalas_eu"</text:p>
      <text:p text:style-name="P121">}</text:p>
      <text:h text:style-name="P252" text:outline-level="2"/>
      <text:h text:style-name="P256" text:outline-level="2"><text:bookmark-start text:name="__RefHeading___Toc119_236450557"/>Teams [/teams]<text:bookmark-end text:name="__RefHeading___Toc119_236450557"/></text:h>
      <text:h text:style-name="P265" text:outline-level="3">Create team [POST]</text:h>
      <text:p text:style-name="P33">Request</text:p>
      <text:list xml:id="list213542535199251" text:continue-list="list213540874586386" text:style-name="L2">
        <text:list-item>
          <text:p text:style-name="P148">Headers</text:p>
          <text:list>
            <text:list-item>
              <text:p text:style-name="P148">Authorization: <text:span text:style-name="T4">Bearer</text:span> <text:span text:style-name="T4">USER_ACCESS_TOKEN</text:span></text:p>
            </text:list-item>
            <text:list-item>
              <text:p text:style-name="P236">Content-Type: application/json</text:p>
            </text:list-item>
          </text:list>
        </text:list-item>
      </text:list>
      <text:list xml:id="list8552694938742244261" text:style-name="L46">
        <text:list-item>
          <text:p text:style-name="P199">Body</text:p>
        </text:list-item>
      </text:list>
      <text:p text:style-name="P72">{</text:p>
      <text:p text:style-name="P122"><text:s text:c="4"/>"region": "eu",</text:p>
      <text:p text:style-name="P122"><text:s text:c="4"/>"name" : "Lore Main Raid Team"</text:p>
      <text:p text:style-name="P122">}</text:p>
      <text:p text:style-name="P33">Response (application/json) 200</text:p>
      <text:list xml:id="list1448277691533287084" text:style-name="L47">
        <text:list-item>
          <text:p text:style-name="P200">Body</text:p>
        </text:list-item>
      </text:list>
      <text:p text:style-name="P72">{</text:p>
      <text:p text:style-name="P122"><text:s text:c="2"/>"id": 1,</text:p>
      <text:p text:style-name="P122"><text:s text:c="2"/>"name": "Lore Main Raid Team",</text:p>
      <text:p text:style-name="P122"><text:s text:c="2"/>"region": "EU"</text:p>
      <text:p text:style-name="P122">}</text:p>
      <text:h text:style-name="P272" text:outline-level="3"><text:bookmark-start text:name="__RefHeading___Toc527_52206652568"/>Get team [GET /{region}/{name}]<text:bookmark-end text:name="__RefHeading___Toc527_52206652568"/><text:bookmark-start text:name="__DdeLink__444_5220665252869"/></text:h>
      <text:p text:style-name="P33">Request</text:p>
      <text:list xml:id="list213541156816901" text:continue-list="list213542535199251" text:style-name="L2">
        <text:list-item>
          <text:p text:style-name="P148">Headers</text:p>
          <text:list>
            <text:list-item>
              <text:p text:style-name="P148">Authorization: <text:span text:style-name="T4">Bearer</text:span> <text:span text:style-name="T4">USER_ACCESS_TOKEN</text:span></text:p>
            </text:list-item>
            <text:list-item>
              <text:p text:style-name="P236">Content-Type: application/json</text:p>
            </text:list-item>
          </text:list>
        </text:list-item>
      </text:list>
      <text:p text:style-name="P33">Response (application/json) 200</text:p>
      <text:list xml:id="list2437333982383327659" text:style-name="L48">
        <text:list-item>
          <text:p text:style-name="P201">Body</text:p>
        </text:list-item>
      </text:list>
      <text:p text:style-name="P79"><text:bookmark-end text:name="__DdeLink__444_5220665252869"/>{</text:p>
      <text:p text:style-name="P129"><text:s text:c="2"/>"id": 1,</text:p>
      <text:p text:style-name="P129"><text:s text:c="2"/>"name": "Lore Main Raid Team",</text:p>
      <text:p text:style-name="P129"><text:s text:c="2"/>"region": "EU"</text:p>
      <text:p text:style-name="P129">}</text:p>
      <text:h text:style-name="P272" text:outline-level="3"><text:bookmark-start text:name="__RefHeading___Toc529_52206652570"/>Get team [GET /{id}]<text:bookmark-end text:name="__RefHeading___Toc529_52206652570"/></text:h>
      <text:p text:style-name="P33"><text:bookmark-start text:name="__DdeLink__447_5220665252971"/>Request</text:p>
      <text:list xml:id="list213541348545577" text:continue-list="list213541156816901" text:style-name="L2">
        <text:list-item>
          <text:p text:style-name="P148">Headers</text:p>
          <text:list>
            <text:list-item>
              <text:p text:style-name="P148">Authorization: <text:span text:style-name="T4">Bearer</text:span> <text:span text:style-name="T4">USER_ACCESS_TOKEN</text:span></text:p>
            </text:list-item>
            <text:list-item>
              <text:p text:style-name="P236">Content-Type: application/json</text:p>
            </text:list-item>
          </text:list>
        </text:list-item>
      </text:list>
      <text:p text:style-name="P33">Response (application/json) 200</text:p>
      <text:list xml:id="list2644706371136168094" text:style-name="L49">
        <text:list-item>
          <text:p text:style-name="P202">Body</text:p>
        </text:list-item>
      </text:list>
      <text:p text:style-name="P79">{</text:p>
      <text:p text:style-name="P129"><text:s text:c="2"/>"id": 1,</text:p>
      <text:p text:style-name="P129"><text:s text:c="2"/>"name": "Lore Main Raid Team",</text:p>
      <text:p text:style-name="P129"><text:s text:c="2"/>"region": "EU"</text:p>
      <text:p text:style-name="P129">}</text:p>
      <text:p text:style-name="P16"><text:bookmark-end text:name="__DdeLink__447_5220665252971"/></text:p>
      <text:p text:style-name="P9"/>
      <text:h text:style-name="P292" text:outline-level="3">Delete team [DELETE]</text:h>
      <text:p text:style-name="P35">Request</text:p>
      <text:list xml:id="list213540901498708" text:continue-list="list213541348545577" text:style-name="L2">
        <text:list-item>
          <text:p text:style-name="P149">Headers</text:p>
          <text:list>
            <text:list-item>
              <text:p text:style-name="P149">Authorization: <text:span text:style-name="T4">Bearer</text:span> <text:span text:style-name="T4">USER_ACCESS_TOKEN</text:span></text:p>
            </text:list-item>
            <text:list-item>
              <text:p text:style-name="P237">Content-Type: application/json</text:p>
            </text:list-item>
          </text:list>
        </text:list-item>
      </text:list>
      <text:list xml:id="list6590219190381246226" text:style-name="L50">
        <text:list-item>
          <text:p text:style-name="P203">Body</text:p>
        </text:list-item>
      </text:list>
      <text:p text:style-name="P74">{</text:p>
      <text:p text:style-name="P124"><text:s text:c="4"/>"<text:span text:style-name="T11">teamId</text:span>" : <text:span text:style-name="T11">1</text:span>,</text:p>
      <text:p text:style-name="P124"><text:s text:c="4"/><text:bookmark-start text:name="__DdeLink__784_522066525"/>"<text:span text:style-name="T12">password</text:span>"<text:bookmark-end text:name="__DdeLink__784_522066525"/> : "<text:span text:style-name="T12">my_password</text:span>"</text:p>
      <text:p text:style-name="P124">}</text:p>
      <text:p text:style-name="P35">Response (application/json) 20<text:span text:style-name="T13">4</text:span></text:p>
      <text:h text:style-name="P293" text:outline-level="3"><text:bookmark-start text:name="__DdeLink__786_522066525"/><text:bookmark-start text:name="__DdeLink__781_522066525"/>Add member [POST /member]</text:h>
      <text:p text:style-name="P34">Request</text:p>
      <text:list xml:id="list213542188826674" text:continue-list="list213540901498708" text:style-name="L2">
        <text:list-item>
          <text:p text:style-name="P150">Headers</text:p>
          <text:list>
            <text:list-item>
              <text:p text:style-name="P150">Authorization: <text:span text:style-name="T4">Bearer</text:span> <text:span text:style-name="T4">USER_ACCESS_TOKEN</text:span></text:p>
            </text:list-item>
            <text:list-item>
              <text:p text:style-name="P238">Content-Type: application/json</text:p>
            </text:list-item>
          </text:list>
        </text:list-item>
      </text:list>
      <text:list xml:id="list846859174506325692" text:style-name="L51">
        <text:list-item>
          <text:p text:style-name="P204">Body</text:p>
        </text:list-item>
      </text:list>
      <text:p text:style-name="P73">{</text:p>
      <text:p text:style-name="P123"><text:s text:c="4"/>"<text:span text:style-name="T11">teamId</text:span>" : <text:span text:style-name="T11">1</text:span>,</text:p>
      <text:p text:style-name="P123"><text:s text:c="4"/>"<text:span text:style-name="T11">characterId</text:span>" : <text:span text:style-name="T11">1</text:span></text:p>
      <text:p text:style-name="P123">}</text:p>
      <text:p text:style-name="P34">Response (application/json) 200</text:p>
      <text:list xml:id="list941981194851463401" text:style-name="L52">
        <text:list-item>
          <text:p text:style-name="P205">Body</text:p>
        </text:list-item>
      </text:list>
      <text:p text:style-name="P73">{</text:p>
      <text:p text:style-name="P123"><text:s text:c="2"/>"id": 1,</text:p>
      <text:p text:style-name="P123"><text:s text:c="2"/>"name": "Lore Main Raid Team",</text:p>
      <text:p text:style-name="P123"><text:s text:c="2"/>"region": "EU"</text:p>
      <text:p text:style-name="P123">}<text:bookmark-end text:name="__DdeLink__786_522066525"/><text:bookmark-end text:name="__DdeLink__781_522066525"/></text:p>
      <text:h text:style-name="P294" text:outline-level="3">Remove member [DELETE /member]</text:h>
      <text:p text:style-name="P34">Request</text:p>
      <text:list xml:id="list213542032703169" text:continue-list="list213542188826674" text:style-name="L2">
        <text:list-item>
          <text:p text:style-name="P150">Headers</text:p>
          <text:list>
            <text:list-item>
              <text:p text:style-name="P150">Authorization: <text:span text:style-name="T4">Bearer</text:span> <text:span text:style-name="T4">USER_ACCESS_TOKEN</text:span></text:p>
            </text:list-item>
            <text:list-item>
              <text:p text:style-name="P238">Content-Type: application/json</text:p>
            </text:list-item>
          </text:list>
        </text:list-item>
      </text:list>
      <text:list xml:id="list6701766050404438496" text:style-name="L53">
        <text:list-item>
          <text:p text:style-name="P206">Body</text:p>
        </text:list-item>
      </text:list>
      <text:p text:style-name="P73"><text:tab/>{</text:p>
      <text:p text:style-name="P123"><text:s text:c="4"/>"<text:span text:style-name="T11">teamId</text:span>" : <text:span text:style-name="T11">1</text:span>,</text:p>
      <text:p text:style-name="P123"><text:s text:c="4"/>"<text:span text:style-name="T11">characterId</text:span>" : <text:span text:style-name="T11">1</text:span></text:p>
      <text:p text:style-name="P123">}</text:p>
      <text:p text:style-name="P34">Response (application/json) 200</text:p>
      <text:list xml:id="list7843633767586593185" text:style-name="L54">
        <text:list-item>
          <text:p text:style-name="P207">Body</text:p>
        </text:list-item>
      </text:list>
      <text:p text:style-name="P73"><text:bookmark-start text:name="__DdeLink__824_522066525"/>{</text:p>
      <text:p text:style-name="P123"><text:s text:c="2"/>"id": 1,</text:p>
      <text:p text:style-name="P123"><text:s text:c="2"/>"name": "Lore Main Raid Team",</text:p>
      <text:p text:style-name="P123"><text:s text:c="2"/>"region": "EU"</text:p>
      <text:p text:style-name="P123">}<text:bookmark-end text:name="__DdeLink__824_522066525"/></text:p>
      <text:p text:style-name="P123"/>
      <text:h text:style-name="P295" text:outline-level="3">Invite member [POST /member/invite]</text:h>
      <text:p text:style-name="P36">Request</text:p>
      <text:list xml:id="list213540942182850" text:continue-list="list213542032703169" text:style-name="L2">
        <text:list-item>
          <text:p text:style-name="P151">Headers</text:p>
          <text:list>
            <text:list-item>
              <text:p text:style-name="P151">Authorization: <text:span text:style-name="T4">Bearer</text:span> <text:span text:style-name="T4">USER_ACCESS_TOKEN</text:span></text:p>
            </text:list-item>
            <text:list-item>
              <text:p text:style-name="P239">Content-Type: application/json</text:p>
            </text:list-item>
          </text:list>
        </text:list-item>
      </text:list>
      <text:list xml:id="list6893675905785642260" text:style-name="L55">
        <text:list-item>
          <text:p text:style-name="P208">Body</text:p>
        </text:list-item>
      </text:list>
      <text:p text:style-name="P75">{</text:p>
      <text:p text:style-name="P125"><text:s text:c="4"/>"<text:span text:style-name="T11">teamId</text:span>" : <text:span text:style-name="T14">2</text:span>,</text:p>
      <text:p text:style-name="P125"><text:s text:c="4"/>"<text:span text:style-name="T11">characterId</text:span>" : <text:span text:style-name="T14">2</text:span></text:p>
      <text:p text:style-name="P125">}</text:p>
      <text:p text:style-name="P36">Response (application/json) 200</text:p>
      <text:list xml:id="list7172750987641280381" text:style-name="L56">
        <text:list-item>
          <text:p text:style-name="P209">Body</text:p>
        </text:list-item>
      </text:list>
      <text:p text:style-name="P80">{</text:p>
      <text:p text:style-name="P130"><text:s text:c="2"/>"inviteId": 1,</text:p>
      <text:p text:style-name="P130"><text:s text:c="2"/>"teamId": 2,</text:p>
      <text:p text:style-name="P130"><text:s text:c="2"/>"characterId": 2,</text:p>
      <text:p text:style-name="P130"><text:s text:c="2"/>"inviterId": 2</text:p>
      <text:p text:style-name="P130">}</text:p>
      <text:h text:style-name="P296" text:outline-level="3">Accept invite [PUT /member/invite]</text:h>
      <text:p text:style-name="P37">Request</text:p>
      <text:list xml:id="list213542741744344" text:continue-list="list213540942182850" text:style-name="L2">
        <text:list-item>
          <text:p text:style-name="P152">Headers</text:p>
          <text:list>
            <text:list-item>
              <text:p text:style-name="P152">Authorization: <text:span text:style-name="T4">Bearer</text:span> <text:span text:style-name="T4">USER_ACCESS_TOKEN</text:span></text:p>
            </text:list-item>
            <text:list-item>
              <text:p text:style-name="P240">Content-Type: application/json</text:p>
            </text:list-item>
          </text:list>
        </text:list-item>
      </text:list>
      <text:list xml:id="list2641976748805807111" text:style-name="L57">
        <text:list-item>
          <text:p text:style-name="P210">Body</text:p>
        </text:list-item>
      </text:list>
      <text:p text:style-name="P76">{</text:p>
      <text:p text:style-name="P126"><text:s text:c="4"/>"<text:span text:style-name="T16">inviteId</text:span>" : <text:span text:style-name="T14">2</text:span></text:p>
      <text:p text:style-name="P126">}</text:p>
      <text:p text:style-name="P37">Response (application/json) 20<text:span text:style-name="T16">4</text:span></text:p>
      <text:h text:style-name="P296" text:outline-level="3">Reject invite [DELETE /member/invite]</text:h>
      <text:p text:style-name="P37">Request</text:p>
      <text:list xml:id="list213542802329818" text:continue-list="list213542741744344" text:style-name="L2">
        <text:list-item>
          <text:p text:style-name="P152">Headers</text:p>
          <text:list>
            <text:list-item>
              <text:p text:style-name="P152">Authorization: <text:span text:style-name="T4">Bearer</text:span> <text:span text:style-name="T4">USER_ACCESS_TOKEN</text:span></text:p>
            </text:list-item>
            <text:list-item>
              <text:p text:style-name="P240">Content-Type: application/json</text:p>
            </text:list-item>
          </text:list>
        </text:list-item>
      </text:list>
      <text:list xml:id="list1621578648354822754" text:style-name="L58">
        <text:list-item>
          <text:p text:style-name="P211">Body</text:p>
        </text:list-item>
      </text:list>
      <text:p text:style-name="P76">{</text:p>
      <text:p text:style-name="P126"><text:s text:c="4"/>"<text:span text:style-name="T15">inviteId</text:span>" : <text:span text:style-name="T15">1</text:span></text:p>
      <text:p text:style-name="P126">}</text:p>
      <text:p text:style-name="P37">Response (application/json) 20<text:span text:style-name="T16">4</text:span></text:p>
      <text:h text:style-name="P278" text:outline-level="3"><text:bookmark-start text:name="__DdeLink__455_5220665253175"/>Lock team [PUT /{id}/lock]</text:h>
      <text:p text:style-name="P38">Request</text:p>
      <text:list xml:id="list213541992611797" text:continue-list="list213542802329818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  <text:list-item>
              <text:p text:style-name="P241">Content-Type: application/json</text:p>
            </text:list-item>
          </text:list>
        </text:list-item>
      </text:list>
      <text:p text:style-name="P38">Response (application/json) 200</text:p>
      <text:list xml:id="list4060951522792103745" text:style-name="L59">
        <text:list-item>
          <text:p text:style-name="P212">Body</text:p>
        </text:list-item>
      </text:list>
      <text:p text:style-name="P77">{</text:p>
      <text:p text:style-name="P127"><text:s text:c="2"/>"id": 1,</text:p>
      <text:p text:style-name="P127"><text:s text:c="2"/>"name": "Lore Main Raid Team",</text:p>
      <text:p text:style-name="P127"><text:s text:c="2"/>"region": "EU"</text:p>
      <text:p text:style-name="P127">}</text:p>
      <text:h text:style-name="P278" text:outline-level="3"><text:bookmark-start text:name="__RefHeading___Toc535_52206652576"/>Unlock team [PUT /{id}/unlock]<text:bookmark-end text:name="__RefHeading___Toc535_52206652576"/></text:h>
      <text:p text:style-name="P38">Request</text:p>
      <text:list xml:id="list213540893357960" text:continue-list="list213541992611797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  <text:list-item>
              <text:p text:style-name="P241">Content-Type: application/json</text:p>
            </text:list-item>
          </text:list>
        </text:list-item>
      </text:list>
      <text:p text:style-name="P38">Response (application/json) 200</text:p>
      <text:list xml:id="list6415191285762439448" text:style-name="L60">
        <text:list-item>
          <text:p text:style-name="P213">Body</text:p>
        </text:list-item>
      </text:list>
      <text:p text:style-name="P77">{</text:p>
      <text:p text:style-name="P127"><text:s text:c="2"/>"id": 1,</text:p>
      <text:p text:style-name="P127"><text:s text:c="2"/>"name": "Lore Main Raid Team",</text:p>
      <text:p text:style-name="P127"><text:s text:c="2"/>"region": "EU"</text:p>
      <text:p text:style-name="P127"><text:bookmark-end text:name="__DdeLink__455_5220665253175"/>}</text:p>
      <text:h text:style-name="P278" text:outline-level="3"><text:bookmark-start text:name="__RefHeading___Toc537_52206652577"/>Lock team ownership [PUT /{id}/ownership/lock]<text:bookmark-end text:name="__RefHeading___Toc537_52206652577"/></text:h>
      <text:p text:style-name="P38">Request</text:p>
      <text:list xml:id="list213542016746166" text:continue-list="list213540893357960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  <text:list-item>
              <text:p text:style-name="P241">Content-Type: application/json</text:p>
            </text:list-item>
          </text:list>
        </text:list-item>
      </text:list>
      <text:p text:style-name="P38">Response (application/json) 200</text:p>
      <text:list xml:id="list3432903575894341020" text:style-name="L61">
        <text:list-item>
          <text:p text:style-name="P214">Body</text:p>
        </text:list-item>
      </text:list>
      <text:p text:style-name="P77">{</text:p>
      <text:p text:style-name="P127"><text:s text:c="2"/>"id": 1,</text:p>
      <text:p text:style-name="P127"><text:s text:c="2"/>"name": "Lore Main Raid Team",</text:p>
      <text:p text:style-name="P127"><text:s text:c="2"/>"region": "EU"</text:p>
      <text:p text:style-name="P127">}</text:p>
      <text:h text:style-name="P278" text:outline-level="3"><text:bookmark-start text:name="__RefHeading___Toc539_52206652578"/>Unlock team Ownership [PUT /{id}/ownership/unlock]<text:bookmark-end text:name="__RefHeading___Toc539_52206652578"/></text:h>
      <text:p text:style-name="P38">Request</text:p>
      <text:list xml:id="list213541269163997" text:continue-list="list213542016746166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  <text:list-item>
              <text:p text:style-name="P241">Content-Type: application/json</text:p>
            </text:list-item>
          </text:list>
        </text:list-item>
      </text:list>
      <text:p text:style-name="P38">Response (application/json) 200</text:p>
      <text:list xml:id="list3807202456086136962" text:style-name="L62">
        <text:list-item>
          <text:p text:style-name="P215">Body</text:p>
        </text:list-item>
      </text:list>
      <text:p text:style-name="P77">{</text:p>
      <text:p text:style-name="P127"><text:s text:c="2"/>"id": 1,</text:p>
      <text:p text:style-name="P127"><text:s text:c="2"/>"name": "Lore Main Raid Team",</text:p>
      <text:p text:style-name="P127"><text:s text:c="2"/>"region": "EU"</text:p>
      <text:p text:style-name="P127">}</text:p>
      <text:h text:style-name="P281" text:outline-level="3"><text:bookmark-start text:name="__RefHeading___Toc541_52206652579"/>Change ownership [PUT /{id}/ownership/change]<text:bookmark-end text:name="__RefHeading___Toc541_52206652579"/></text:h>
      <text:p text:style-name="P38">Request</text:p>
      <text:list xml:id="list213541641991068" text:continue-list="list213541269163997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  <text:list-item>
              <text:p text:style-name="P241">Content-Type: application/json</text:p>
            </text:list-item>
          </text:list>
        </text:list-item>
      </text:list>
      <text:list xml:id="list4891227538506968266" text:style-name="L63">
        <text:list-item>
          <text:p text:style-name="P216">Body</text:p>
        </text:list-item>
      </text:list>
      <text:p text:style-name="P49">{</text:p>
      <text:p text:style-name="P92"><text:s text:c="4"/><text:span text:style-name="T4">"userId": 2 <text:s text:c="3"/></text:span></text:p>
      <text:p text:style-name="P92">}</text:p>
      <text:p text:style-name="P38">Response (application/json) 200</text:p>
      <text:list xml:id="list4487000839614919812" text:style-name="L64">
        <text:list-item>
          <text:p text:style-name="P217">Body</text:p>
        </text:list-item>
      </text:list>
      <text:p text:style-name="P77">{</text:p>
      <text:p text:style-name="P127"><text:s text:c="2"/>"id": 1,</text:p>
      <text:p text:style-name="P127"><text:s text:c="2"/>"name": "Lore Main Raid Team",</text:p>
      <text:p text:style-name="P127"><text:s text:c="2"/>"region": "EU"</text:p>
      <text:p text:style-name="P127">}</text:p>
      <text:h text:style-name="P284" text:outline-level="3"><text:bookmark-start text:name="__RefHeading___Toc543_52206652581"/><text:bookmark-start text:name="__DdeLink__461_5220665253280"/>Take ownership [PUT /{id}/ownership/take]<text:bookmark-end text:name="__RefHeading___Toc543_52206652581"/></text:h>
      <text:p text:style-name="P38">Request</text:p>
      <text:list xml:id="list213541618259996" text:continue-list="list213541641991068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  <text:list-item>
              <text:p text:style-name="P241">Content-Type: application/json</text:p>
            </text:list-item>
          </text:list>
        </text:list-item>
      </text:list>
      <text:p text:style-name="P38">Response (application/json) 200</text:p>
      <text:list xml:id="list45810943916732255" text:style-name="L65">
        <text:list-item>
          <text:p text:style-name="P218">Body</text:p>
        </text:list-item>
      </text:list>
      <text:p text:style-name="P77">{</text:p>
      <text:p text:style-name="P127"><text:s text:c="2"/>"id": 1,</text:p>
      <text:p text:style-name="P127"><text:s text:c="2"/>"name": "Lore Main Raid Team",</text:p>
      <text:p text:style-name="P127"><text:s text:c="2"/>"region": "EU"</text:p>
      <text:p text:style-name="P127">}</text:p>
      <text:h text:style-name="P255" text:outline-level="2"><text:bookmark-end text:name="__DdeLink__461_5220665253280"/></text:h>
      <text:h text:style-name="P287" text:outline-level="3"><text:bookmark-start text:name="__RefHeading___Toc545_52206652583"/><text:bookmark-start text:name="__DdeLink__468_5220665253382"/>Request ownership [POST /{id}/ownership/request] <text:bookmark-end text:name="__RefHeading___Toc545_52206652583"/></text:h>
      <text:p text:style-name="P38">Request</text:p>
      <text:list xml:id="list213541077143188" text:continue-list="list213541618259996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</text:list>
        </text:list-item>
      </text:list>
      <text:p text:style-name="P38">Response (application/json) 200</text:p>
      <text:list xml:id="list4843217841821522750" text:style-name="L66">
        <text:list-item>
          <text:p text:style-name="P219">Body</text:p>
        </text:list-item>
      </text:list>
      <text:p text:style-name="P61">{</text:p>
      <text:p text:style-name="P111"><text:s text:c="2"/>"requestId": 3,</text:p>
      <text:p text:style-name="P111"><text:s text:c="2"/>"requesterId": 10,</text:p>
      <text:p text:style-name="P111"><text:s text:c="2"/>"subjectId": 1,</text:p>
      <text:p text:style-name="P111"><text:s text:c="2"/>"ownerId": 2,</text:p>
      <text:p text:style-name="P111"><text:s text:c="2"/>"subjectType": "<text:span text:style-name="T17">Team</text:span>"</text:p>
      <text:p text:style-name="P111">}<text:bookmark-end text:name="__DdeLink__468_5220665253382"/></text:p>
      <text:h text:style-name="P255" text:outline-level="2"/>
      <text:h text:style-name="P287" text:outline-level="3"><text:bookmark-start text:name="__RefHeading___Toc547_52206652584"/>Reject ownership request [DELETE /{id}/ownership/request] <text:bookmark-end text:name="__RefHeading___Toc547_52206652584"/></text:h>
      <text:p text:style-name="P38">Request</text:p>
      <text:list xml:id="list213542046436024" text:continue-list="list213541077143188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  <text:list-item>
              <text:p text:style-name="P241">Content-Type: application/json</text:p>
            </text:list-item>
          </text:list>
        </text:list-item>
      </text:list>
      <text:list xml:id="list3212238002280311940" text:style-name="L67">
        <text:list-item>
          <text:p text:style-name="P220">Body</text:p>
        </text:list-item>
      </text:list>
      <text:p text:style-name="P49">{</text:p>
      <text:p text:style-name="P92"><text:s text:c="4"/><text:span text:style-name="T4">"requestId": 3 <text:s text:c="3"/></text:span></text:p>
      <text:p text:style-name="P92">}</text:p>
      <text:p text:style-name="P38">Response <text:s/>20<text:span text:style-name="T8">4</text:span></text:p>
      <text:list xml:id="list7578519185622478772" text:style-name="L68">
        <text:list-item>
          <text:p text:style-name="P221">Body</text:p>
          <text:list>
            <text:list-item>
              <text:p text:style-name="P247">No content</text:p>
            </text:list-item>
          </text:list>
        </text:list-item>
      </text:list>
      <text:p text:style-name="P103"/>
      <text:h text:style-name="P290" text:outline-level="3"><text:bookmark-start text:name="__RefHeading___Toc549_52206652585"/>Approve ownership request [PUT /{id}/ownership/request]<text:bookmark-end text:name="__RefHeading___Toc549_52206652585"/></text:h>
      <text:p text:style-name="P38">Request</text:p>
      <text:list xml:id="list213542901083687" text:continue-list="list213542046436024" text:style-name="L2">
        <text:list-item>
          <text:p text:style-name="P153">Headers</text:p>
          <text:list>
            <text:list-item>
              <text:p text:style-name="P153">Authorization: <text:span text:style-name="T4">Bearer</text:span> <text:span text:style-name="T4">USER_ACCESS_TOKEN</text:span></text:p>
            </text:list-item>
            <text:list-item>
              <text:p text:style-name="P241">Content-Type: application/json</text:p>
            </text:list-item>
          </text:list>
        </text:list-item>
      </text:list>
      <text:list xml:id="list1298903335685418901" text:style-name="L69">
        <text:list-item>
          <text:p text:style-name="P222">Body</text:p>
        </text:list-item>
      </text:list>
      <text:p text:style-name="P49">{</text:p>
      <text:p text:style-name="P92"><text:s text:c="4"/><text:span text:style-name="T4">"requestId": 2 <text:s text:c="3"/></text:span></text:p>
      <text:p text:style-name="P92">}</text:p>
      <text:p text:style-name="P38">Response (application/json) 200</text:p>
      <text:list xml:id="list8837887584440042931" text:style-name="L70">
        <text:list-item>
          <text:p text:style-name="P223">Body</text:p>
        </text:list-item>
      </text:list>
      <text:p text:style-name="P78">{</text:p>
      <text:p text:style-name="P128"><text:s text:c="2"/>"id": 1,</text:p>
      <text:p text:style-name="P128"><text:s text:c="2"/>"name": "Lore Main Raid Team",</text:p>
      <text:p text:style-name="P128"><text:s text:c="2"/>"region": "EU"</text:p>
      <text:p text:style-name="P128">}</text:p>
      <text:h text:style-name="P25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1-09T21:35:40.502074677</dc:date>
    <meta:editing-duration>P4DT22H52M34S</meta:editing-duration>
    <meta:editing-cycles>58</meta:editing-cycles>
    <meta:generator>LibreOffice/5.0.3.2$Linux_X86_64 LibreOffice_project/00m0$Build-2</meta:generator>
    <meta:document-statistic meta:table-count="0" meta:image-count="0" meta:object-count="0" meta:page-count="55" meta:paragraph-count="798" meta:word-count="1855" meta:character-count="14230" meta:non-whitespace-character-count="12641"/>
  </office:meta>
</office:document-meta>
</file>